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4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8.744cm"/>
    </style:style>
    <style:style style:name="Table1.B" style:family="table-column">
      <style:table-column-properties style:column-width="7.754cm"/>
    </style:style>
    <style:style style:name="Table1.C" style:family="table-column">
      <style:table-column-properties style:column-width="9.696cm"/>
    </style:style>
    <style:style style:name="Table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B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26.194cm" fo:margin-left="0cm" table:align="left"/>
    </style:style>
    <style:style style:name="Table2.A" style:family="table-column">
      <style:table-column-properties style:column-width="13.661cm"/>
    </style:style>
    <style:style style:name="Table2.B" style:family="table-column">
      <style:table-column-properties style:column-width="12.532cm"/>
    </style:style>
    <style:style style:name="Table2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2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26.194cm" fo:margin-left="0cm" table:align="left"/>
    </style:style>
    <style:style style:name="Table3.A" style:family="table-column">
      <style:table-column-properties style:column-width="14.12cm"/>
    </style:style>
    <style:style style:name="Table3.B" style:family="table-column">
      <style:table-column-properties style:column-width="12.074cm"/>
    </style:style>
    <style:style style:name="Table3.A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3.A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áblázat1" style:family="table">
      <style:table-properties style:width="26.194cm" fo:margin-left="0cm" table:align="left" fo:background-color="transparent">
        <style:background-image/>
      </style:table-properties>
    </style:style>
    <style:style style:name="Táblázat1.A" style:family="table-column">
      <style:table-column-properties style:column-width="14.889cm"/>
    </style:style>
    <style:style style:name="Táblázat1.B" style:family="table-column">
      <style:table-column-properties style:column-width="11.305cm"/>
    </style:style>
    <style:style style:name="Táblázat1.1" style:family="table-row">
      <style:table-row-properties fo:background-color="transparent">
        <style:background-image/>
      </style:table-row-properties>
    </style:style>
    <style:style style:name="Táblázat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áblázat1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áblázat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áblázat1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26.137cm" table:align="margins" fo:background-color="transparent">
        <style:background-image/>
      </style:table-properties>
    </style:style>
    <style:style style:name="Table4.A" style:family="table-column">
      <style:table-column-properties style:column-width="8.811cm" style:rel-column-width="22091*"/>
    </style:style>
    <style:style style:name="Table4.B" style:family="table-column">
      <style:table-column-properties style:column-width="6.376cm" style:rel-column-width="15987*"/>
    </style:style>
    <style:style style:name="Table4.C" style:family="table-column">
      <style:table-column-properties style:column-width="4.921cm" style:rel-column-width="12339*"/>
    </style:style>
    <style:style style:name="Table4.D" style:family="table-column">
      <style:table-column-properties style:column-width="6.029cm" style:rel-column-width="15118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padding="0.097cm" fo:border-left="0.05pt solid #000000" fo:border-right="none" fo:border-top="none" fo:border-bottom="0.05pt solid #000000"/>
    </style:style>
    <style:style style:name="Table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none" fo:border-top="none" fo:border-bottom="0.05pt solid #000000"/>
    </style:style>
    <style:style style:name="Table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padding="0.097cm" fo:border-left="0.05pt solid #000000" fo:border-right="none" fo:border-top="none" fo:border-bottom="0.05pt solid #000000"/>
    </style:style>
    <style:style style:name="Table4.B5" style:family="table-cell">
      <style:table-cell-properties fo:padding="0.097cm" fo:border-left="0.05pt solid #000000" fo:border-right="none" fo:border-top="none" fo:border-bottom="0.05pt solid #000000"/>
    </style:style>
    <style:style style:name="Table4.C5" style:family="table-cell">
      <style:table-cell-properties fo:padding="0.097cm" fo:border-left="0.05pt solid #000000" fo:border-right="none" fo:border-top="none" fo:border-bottom="0.05pt solid #000000"/>
    </style:style>
    <style:style style:name="Table4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4.C6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4.D6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C7" style:family="table-cell">
      <style:table-cell-properties fo:padding="0.097cm" fo:border-left="0.05pt solid #000000" fo:border-right="none" fo:border-top="none" fo:border-bottom="0.05pt solid #000000"/>
    </style:style>
    <style:style style:name="Table4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8" style:family="table-cell">
      <style:table-cell-properties fo:padding="0.097cm" fo:border-left="0.05pt solid #000000" fo:border-right="none" fo:border-top="none" fo:border-bottom="0.05pt solid #000000"/>
    </style:style>
    <style:style style:name="Table4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9" style:family="table-cell">
      <style:table-cell-properties fo:padding="0.097cm" fo:border-left="0.05pt solid #000000" fo:border-right="none" fo:border-top="none" fo:border-bottom="0.05pt solid #000000"/>
    </style:style>
    <style:style style:name="Table4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0" style:family="table-cell">
      <style:table-cell-properties fo:padding="0.097cm" fo:border-left="0.05pt solid #000000" fo:border-right="none" fo:border-top="none" fo:border-bottom="0.05pt solid #000000"/>
    </style:style>
    <style:style style:name="Table4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26.137cm" table:align="margins" fo:background-color="transparent">
        <style:background-image/>
      </style:table-properties>
    </style:style>
    <style:style style:name="Table5.A" style:family="table-column">
      <style:table-column-properties style:column-width="9.393cm" style:rel-column-width="23550*"/>
    </style:style>
    <style:style style:name="Table5.B" style:family="table-column">
      <style:table-column-properties style:column-width="7.62cm" style:rel-column-width="19105*"/>
    </style:style>
    <style:style style:name="Table5.C" style:family="table-column">
      <style:table-column-properties style:column-width="9.125cm" style:rel-column-width="22880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dddddd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501cm" fo:background-color="transparent">
        <style:background-image/>
      </style:table-row-properties>
    </style:style>
    <style:style style:name="Table5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5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none" fo:border-top="none" fo:border-bottom="0.05pt solid #000000"/>
    </style:style>
    <style:style style:name="Table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5" style:family="table-cell">
      <style:table-cell-properties fo:padding="0.097cm" fo:border-left="0.05pt solid #000000" fo:border-right="none" fo:border-top="none" fo:border-bottom="0.05pt solid #000000"/>
    </style:style>
    <style:style style:name="Table5.B5" style:family="table-cell">
      <style:table-cell-properties fo:padding="0.097cm" fo:border-left="0.05pt solid #000000" fo:border-right="none" fo:border-top="none" fo:border-bottom="0.05pt solid #000000"/>
    </style:style>
    <style:style style:name="Table5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6" style:family="table-cell">
      <style:table-cell-properties fo:padding="0.097cm" fo:border-left="0.05pt solid #000000" fo:border-right="none" fo:border-top="none" fo:border-bottom="0.05pt solid #000000"/>
    </style:style>
    <style:style style:name="Table5.B6" style:family="table-cell">
      <style:table-cell-properties fo:padding="0.097cm" fo:border-left="0.05pt solid #000000" fo:border-right="none" fo:border-top="none" fo:border-bottom="0.05pt solid #000000"/>
    </style:style>
    <style:style style:name="Table5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7" style:family="table-cell">
      <style:table-cell-properties fo:padding="0.097cm" fo:border-left="0.05pt solid #000000" fo:border-right="none" fo:border-top="none" fo:border-bottom="0.05pt solid #000000"/>
    </style:style>
    <style:style style:name="Table5.B7" style:family="table-cell">
      <style:table-cell-properties fo:padding="0.097cm" fo:border-left="0.05pt solid #000000" fo:border-right="none" fo:border-top="none" fo:border-bottom="0.05pt solid #000000"/>
    </style:style>
    <style:style style:name="Table5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8" style:family="table-cell">
      <style:table-cell-properties fo:padding="0.097cm" fo:border-left="0.05pt solid #000000" fo:border-right="none" fo:border-top="none" fo:border-bottom="0.05pt solid #000000"/>
    </style:style>
    <style:style style:name="Table5.B8" style:family="table-cell">
      <style:table-cell-properties fo:padding="0.097cm" fo:border-left="0.05pt solid #000000" fo:border-right="none" fo:border-top="none" fo:border-bottom="0.05pt solid #000000"/>
    </style:style>
    <style:style style:name="Table5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9" style:family="table-cell">
      <style:table-cell-properties fo:padding="0.097cm" fo:border-left="0.05pt solid #000000" fo:border-right="none" fo:border-top="none" fo:border-bottom="0.05pt solid #000000"/>
    </style:style>
    <style:style style:name="Table5.B9" style:family="table-cell">
      <style:table-cell-properties fo:padding="0.097cm" fo:border-left="0.05pt solid #000000" fo:border-right="none" fo:border-top="none" fo:border-bottom="0.05pt solid #000000"/>
    </style:style>
    <style:style style:name="Table5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0" style:family="table-cell">
      <style:table-cell-properties fo:padding="0.097cm" fo:border-left="0.05pt solid #000000" fo:border-right="none" fo:border-top="none" fo:border-bottom="0.05pt solid #000000"/>
    </style:style>
    <style:style style:name="Table5.B10" style:family="table-cell">
      <style:table-cell-properties fo:padding="0.097cm" fo:border-left="0.05pt solid #000000" fo:border-right="none" fo:border-top="none" fo:border-bottom="0.05pt solid #000000"/>
    </style:style>
    <style:style style:name="Table5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1" style:family="table-cell">
      <style:table-cell-properties fo:padding="0.097cm" fo:border-left="0.05pt solid #000000" fo:border-right="none" fo:border-top="none" fo:border-bottom="0.05pt solid #000000"/>
    </style:style>
    <style:style style:name="Table5.B11" style:family="table-cell">
      <style:table-cell-properties fo:padding="0.097cm" fo:border-left="0.05pt solid #000000" fo:border-right="none" fo:border-top="none" fo:border-bottom="0.05pt solid #000000"/>
    </style:style>
    <style:style style:name="Table5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2" style:family="table-cell">
      <style:table-cell-properties fo:padding="0.097cm" fo:border-left="0.05pt solid #000000" fo:border-right="none" fo:border-top="none" fo:border-bottom="0.05pt solid #000000"/>
    </style:style>
    <style:style style:name="Table5.B12" style:family="table-cell">
      <style:table-cell-properties fo:padding="0.097cm" fo:border-left="0.05pt solid #000000" fo:border-right="none" fo:border-top="none" fo:border-bottom="0.05pt solid #000000"/>
    </style:style>
    <style:style style:name="Table5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3" style:family="table-cell">
      <style:table-cell-properties fo:padding="0.097cm" fo:border-left="0.05pt solid #000000" fo:border-right="none" fo:border-top="none" fo:border-bottom="0.05pt solid #000000"/>
    </style:style>
    <style:style style:name="Table5.B13" style:family="table-cell">
      <style:table-cell-properties fo:padding="0.097cm" fo:border-left="0.05pt solid #000000" fo:border-right="none" fo:border-top="none" fo:border-bottom="0.05pt solid #000000"/>
    </style:style>
    <style:style style:name="Table5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4" style:family="table-cell">
      <style:table-cell-properties fo:padding="0.097cm" fo:border-left="0.05pt solid #000000" fo:border-right="none" fo:border-top="none" fo:border-bottom="0.05pt solid #000000"/>
    </style:style>
    <style:style style:name="Table5.B14" style:family="table-cell">
      <style:table-cell-properties fo:padding="0.097cm" fo:border-left="0.05pt solid #000000" fo:border-right="none" fo:border-top="none" fo:border-bottom="0.05pt solid #000000"/>
    </style:style>
    <style:style style:name="Table5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5" style:family="table-cell">
      <style:table-cell-properties fo:padding="0.097cm" fo:border-left="0.05pt solid #000000" fo:border-right="none" fo:border-top="none" fo:border-bottom="0.05pt solid #000000"/>
    </style:style>
    <style:style style:name="Table5.B15" style:family="table-cell">
      <style:table-cell-properties fo:padding="0.097cm" fo:border-left="0.05pt solid #000000" fo:border-right="none" fo:border-top="none" fo:border-bottom="0.05pt solid #000000"/>
    </style:style>
    <style:style style:name="Table5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6" style:family="table-cell">
      <style:table-cell-properties fo:padding="0.097cm" fo:border-left="0.05pt solid #000000" fo:border-right="none" fo:border-top="none" fo:border-bottom="0.05pt solid #000000"/>
    </style:style>
    <style:style style:name="Table5.B16" style:family="table-cell">
      <style:table-cell-properties fo:padding="0.097cm" fo:border-left="0.05pt solid #000000" fo:border-right="none" fo:border-top="none" fo:border-bottom="0.05pt solid #000000"/>
    </style:style>
    <style:style style:name="Table5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26.194cm" fo:margin-left="0cm" table:align="left" fo:background-color="transparent">
        <style:background-image/>
      </style:table-properties>
    </style:style>
    <style:style style:name="Table6.A" style:family="table-column">
      <style:table-column-properties style:column-width="13.716cm"/>
    </style:style>
    <style:style style:name="Table6.B" style:family="table-column">
      <style:table-column-properties style:column-width="12.478cm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6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6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6.A3" style:family="table-cell">
      <style:table-cell-properties fo:background-color="#dddddd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le6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6.A4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6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7" style:family="table">
      <style:table-properties style:width="26.137cm" table:align="margins"/>
    </style:style>
    <style:style style:name="Table7.A" style:family="table-column">
      <style:table-column-properties style:column-width="13.069cm" style:rel-column-width="32767*"/>
    </style:style>
    <style:style style:name="Table7.B" style:family="table-column">
      <style:table-column-properties style:column-width="13.069cm" style:rel-column-width="32768*"/>
    </style:style>
    <style:style style:name="Table7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7.B1" style:family="table-cell">
      <style:table-cell-properties fo:background-color="#dddddd" fo:padding="0.097cm" fo:border="0.5pt solid #000000">
        <style:background-image/>
      </style:table-cell-properties>
    </style:style>
    <style:style style:name="Table7.A2" style:family="table-cell">
      <style:table-cell-properties fo:padding="0.097cm" fo:border-left="0.5pt solid #000000" fo:border-right="none" fo:border-top="none" fo:border-bottom="0.5pt solid #000000"/>
    </style:style>
    <style:style style:name="Table7.B2" style:family="table-cell">
      <style:table-cell-properties fo:padding="0.097cm" fo:border-left="0.5pt solid #000000" fo:border-right="0.5pt solid #000000" fo:border-top="none" fo:border-bottom="0.5pt solid #000000"/>
    </style:style>
    <style:style style:name="Table7.A3" style:family="table-cell">
      <style:table-cell-properties fo:padding="0.097cm" fo:border-left="0.5pt solid #000000" fo:border-right="none" fo:border-top="none" fo:border-bottom="0.5pt solid #000000"/>
    </style:style>
    <style:style style:name="Table7.B3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26.137cm" table:align="margins"/>
    </style:style>
    <style:style style:name="Table8.A" style:family="table-column">
      <style:table-column-properties style:column-width="13.069cm" style:rel-column-width="32767*"/>
    </style:style>
    <style:style style:name="Table8.B" style:family="table-column">
      <style:table-column-properties style:column-width="13.069cm" style:rel-column-width="32768*"/>
    </style:style>
    <style:style style:name="Table8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8.B1" style:family="table-cell">
      <style:table-cell-properties fo:background-color="#dddddd" fo:padding="0.097cm" fo:border="0.5pt solid #000000">
        <style:background-image/>
      </style:table-cell-properties>
    </style:style>
    <style:style style:name="Table8.A2" style:family="table-cell">
      <style:table-cell-properties fo:padding="0.097cm" fo:border-left="0.5pt solid #000000" fo:border-right="none" fo:border-top="none" fo:border-bottom="0.5pt solid #000000"/>
    </style:style>
    <style:style style:name="Table8.B2" style:family="table-cell">
      <style:table-cell-properties fo:padding="0.097cm" fo:border-left="0.5pt solid #000000" fo:border-right="0.5pt solid #000000" fo:border-top="none" fo:border-bottom="0.5pt solid #000000"/>
    </style:style>
    <style:style style:name="Table10" style:family="table">
      <style:table-properties style:width="26.201cm" fo:margin-left="-0.03cm" table:align="left"/>
    </style:style>
    <style:style style:name="Table10.A" style:family="table-column">
      <style:table-column-properties style:column-width="3.997cm"/>
    </style:style>
    <style:style style:name="Table10.B" style:family="table-column">
      <style:table-column-properties style:column-width="4.087cm"/>
    </style:style>
    <style:style style:name="Table10.C" style:family="table-column">
      <style:table-column-properties style:column-width="3.6cm"/>
    </style:style>
    <style:style style:name="Table10.E" style:family="table-column">
      <style:table-column-properties style:column-width="3.799cm"/>
    </style:style>
    <style:style style:name="Table10.F" style:family="table-column">
      <style:table-column-properties style:column-width="7.117cm"/>
    </style:style>
    <style:style style:name="Table10.A1" style:family="table-cell">
      <style:table-cell-properties style:vertical-align="middle" fo:background-color="#dddddd" fo:padding="0.079cm" fo:border="0.5pt solid #000000">
        <style:background-image/>
      </style:table-cell-properties>
    </style:style>
    <style:style style:name="Table10.A2" style:family="table-cell">
      <style:table-cell-properties style:vertical-align="middle" fo:background-color="#eeeeee" fo:padding="0.079cm" fo:border-left="0.5pt solid #000000" fo:border-right="none" fo:border-top="none" fo:border-bottom="0.5pt solid #000000">
        <style:background-image/>
      </style:table-cell-properties>
    </style:style>
    <style:style style:name="Table10.F2" style:family="table-cell">
      <style:table-cell-properties style:vertical-align="middle" fo:background-color="#eeeeee" fo:padding="0.079cm" fo:border-left="0.5pt solid #000000" fo:border-right="0.5pt solid #000000" fo:border-top="none" fo:border-bottom="0.5pt solid #000000">
        <style:background-image/>
      </style:table-cell-properties>
    </style:style>
    <style:style style:name="Table10.A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5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6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7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8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9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0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1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2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3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4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5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6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7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8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9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0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1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2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3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4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5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6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7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8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29" style:family="table-row">
      <style:table-row-properties style:min-row-height="0.182cm"/>
    </style:style>
    <style:style style:name="Table10.A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9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30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9" style:family="table">
      <style:table-properties style:width="26.137cm" table:align="margins"/>
    </style:style>
    <style:style style:name="Table9.A" style:family="table-column">
      <style:table-column-properties style:column-width="9.585cm" style:rel-column-width="24032*"/>
    </style:style>
    <style:style style:name="Table9.B" style:family="table-column">
      <style:table-column-properties style:column-width="8.276cm" style:rel-column-width="20751*"/>
    </style:style>
    <style:style style:name="Table9.C" style:family="table-column">
      <style:table-column-properties style:column-width="8.276cm" style:rel-column-width="20752*"/>
    </style:style>
    <style:style style:name="Table9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9.B1" style:family="table-cell">
      <style:table-cell-properties fo:background-color="#dddddd" fo:padding="0.097cm" fo:border="0.5pt solid #000000">
        <style:background-image/>
      </style:table-cell-properties>
    </style:style>
    <style:style style:name="Table9.A2" style:family="table-cell">
      <style:table-cell-properties fo:padding="0.097cm" fo:border-left="0.5pt solid #000000" fo:border-right="none" fo:border-top="none" fo:border-bottom="0.5pt solid #000000"/>
    </style:style>
    <style:style style:name="Table9.B2" style:family="table-cell">
      <style:table-cell-properties fo:padding="0.097cm" fo:border-left="0.5pt solid #000000" fo:border-right="none" fo:border-top="none" fo:border-bottom="0.5pt solid #000000"/>
    </style:style>
    <style:style style:name="Table9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>
        <style:tab-stops>
          <style:tab-stop style:position="6.061cm"/>
        </style:tab-stops>
      </style:paragraph-properties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3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" style:family="paragraph" style:parent-style-name="Standard"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6" style:family="paragraph" style:parent-style-name="Standard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7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8" style:family="paragraph" style:parent-style-name="Standard">
      <style:text-properties style:font-name="Courier New" fo:font-size="10pt" fo:language="zxx" fo:country="none" officeooo:paragraph-rsid="0115dae8" style:font-size-asian="10pt" style:language-asian="zxx" style:country-asian="none" style:font-name-complex="Courier New" style:font-size-complex="10pt" style:language-complex="zxx" style:country-complex="none"/>
    </style:style>
    <style:style style:name="P9" style:family="paragraph" style:parent-style-name="Standard">
      <style:text-properties style:font-name="Courier New" fo:font-size="10pt" fo:language="zxx" fo:country="none" fo:font-weight="bold" officeooo:paragraph-rsid="00ad1a1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0" style:family="paragraph" style:parent-style-name="Standard">
      <style:text-properties style:font-name="Courier New" fo:font-size="10pt" fo:language="zxx" fo:country="none" officeooo:paragraph-rsid="00ad1a15" style:font-size-asian="10pt" style:language-asian="zxx" style:country-asian="none" style:font-name-complex="Courier New" style:font-size-complex="10pt" style:language-complex="zxx" style:country-complex="none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justify" style:justify-single-word="false"/>
      <style:text-properties officeooo:paragraph-rsid="0016171b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Normal">
      <style:text-properties fo:language="zxx" fo:country="none" style:language-asian="zxx" style:country-asian="none" style:language-complex="zxx" style:country-complex="none" text:display="none"/>
    </style:style>
    <style:style style:name="P15" style:family="paragraph" style:parent-style-name="Normal">
      <style:paragraph-properties fo:break-before="page"/>
      <style:text-properties fo:language="zxx" fo:country="none" style:language-asian="zxx" style:country-asian="none" style:language-complex="zxx" style:country-complex="none"/>
    </style:style>
    <style:style style:name="P16" style:family="paragraph" style:parent-style-name="Standard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17" style:family="paragraph" style:parent-style-name="Standard">
      <style:paragraph-properties fo:text-align="justify" style:justify-single-word="fals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18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paragraph-rsid="001b737f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9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0" style:family="paragraph" style:parent-style-name="Standard">
      <style:text-properties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21" style:family="paragraph" style:parent-style-name="Standard">
      <style:text-properties fo:language="zxx" fo:country="none" officeooo:paragraph-rsid="00285f0b" style:language-asian="zxx" style:country-asian="none" style:language-complex="zxx" style:country-complex="none"/>
    </style:style>
    <style:style style:name="P22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285f0b" officeooo:paragraph-rsid="00285f0b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30f465" officeooo:paragraph-rsid="0030f46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4" style:family="paragraph" style:parent-style-name="Standard">
      <style:text-properties style:font-name="Courier New" fo:font-size="10pt" fo:language="zxx" fo:country="none" officeooo:paragraph-rsid="00285f0b" style:font-size-asian="10pt" style:language-asian="zxx" style:country-asian="none" style:font-name-complex="Courier New" style:font-size-complex="10pt" style:language-complex="zxx" style:country-complex="none"/>
    </style:style>
    <style:style style:name="P25" style:family="paragraph" style:parent-style-name="Standard">
      <style:text-properties style:font-name="Courier New" fo:font-size="10pt" fo:language="zxx" fo:country="none" officeooo:rsid="00285f0b" officeooo:paragraph-rsid="01187765" style:font-size-asian="10pt" style:language-asian="zxx" style:country-asian="none" style:font-name-complex="Courier New" style:font-size-complex="10pt" style:language-complex="zxx" style:country-complex="none"/>
    </style:style>
    <style:style style:name="P26" style:family="paragraph" style:parent-style-name="Standard">
      <style:text-properties style:font-name="Courier New" fo:font-size="10pt" fo:language="zxx" fo:country="none" officeooo:rsid="0119603b" officeooo:paragraph-rsid="0119603b" style:font-size-asian="10pt" style:language-asian="zxx" style:country-asian="none" style:font-name-complex="Courier New" style:font-size-complex="10pt" style:language-complex="zxx" style:country-complex="none"/>
    </style:style>
    <style:style style:name="P27" style:family="paragraph" style:parent-style-name="Standard">
      <style:text-properties style:font-name="Courier New" fo:font-size="10pt" fo:language="zxx" fo:country="none" officeooo:rsid="00285f0b" officeooo:paragraph-rsid="00285f0b" style:font-size-asian="10pt" style:language-asian="zxx" style:country-asian="none" style:font-name-complex="Courier New" style:font-size-complex="10pt" style:language-complex="zxx" style:country-complex="none"/>
    </style:style>
    <style:style style:name="P28" style:family="paragraph" style:parent-style-name="Standard">
      <style:text-properties style:font-name="Courier New" fo:font-size="10pt" fo:language="zxx" fo:country="none" fo:font-style="italic" officeooo:rsid="00285f0b" officeooo:paragraph-rsid="00285f0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29" style:family="paragraph" style:parent-style-name="Standard">
      <style:text-properties style:font-name="Courier New" fo:font-size="10pt" fo:language="zxx" fo:country="none" fo:font-style="italic" officeooo:paragraph-rsid="00285f0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0" style:family="paragraph" style:parent-style-name="Standard">
      <style:text-properties style:font-name="Courier New" fo:font-size="10pt" fo:language="zxx" fo:country="none" fo:font-style="italic" officeooo:paragraph-rsid="003604ae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1" style:family="paragraph" style:parent-style-name="Standard">
      <style:text-properties style:font-name="Courier New" fo:font-size="10pt" fo:language="zxx" fo:country="none" fo:font-style="normal" officeooo:paragraph-rsid="00285f0b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2" style:family="paragraph" style:parent-style-name="Standard">
      <style:text-properties style:font-name="Courier New" fo:font-size="10pt" fo:language="zxx" fo:country="none" fo:font-style="normal" officeooo:paragraph-rsid="002e623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3" style:family="paragraph" style:parent-style-name="Standard">
      <style:text-properties style:font-name="Courier New" fo:font-size="10pt" fo:language="zxx" fo:country="none" fo:font-style="italic" officeooo:paragraph-rsid="002e623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4" style:family="paragraph" style:parent-style-name="Standard">
      <style:text-properties style:font-name="Courier New" fo:font-size="10pt" fo:language="zxx" fo:country="none" fo:font-style="normal" officeooo:paragraph-rsid="0037dbb4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5" style:family="paragraph" style:parent-style-name="Standard">
      <style:text-properties style:font-name="Courier New" fo:font-size="10pt" fo:language="zxx" fo:country="none" fo:font-style="normal" officeooo:paragraph-rsid="002c6f1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6" style:family="paragraph" style:parent-style-name="Standard">
      <style:text-properties style:font-name="Courier New" fo:font-size="10pt" fo:language="zxx" fo:country="none" fo:font-style="italic" officeooo:paragraph-rsid="002c6f1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7" style:family="paragraph" style:parent-style-name="Standard">
      <style:text-properties style:font-name="Courier New" fo:font-size="10pt" fo:language="zxx" fo:country="none" fo:font-style="normal" officeooo:paragraph-rsid="0030f465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8" style:family="paragraph" style:parent-style-name="Standard">
      <style:text-properties style:font-name="Courier New" fo:font-size="10pt" fo:language="zxx" fo:country="none" fo:font-style="italic" officeooo:paragraph-rsid="0030f46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691ea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43fc3" officeooo:paragraph-rsid="00743fc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43fc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70d36a" style:font-size-asian="10pt" style:language-asian="zxx" style:country-asian="none" style:font-size-complex="10pt" style:language-complex="zxx" style:country-complex="none"/>
    </style:style>
    <style:style style:name="P43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6c63ec" style:font-size-asian="10pt" style:language-asian="zxx" style:country-asian="none" style:font-size-complex="10pt" style:language-complex="zxx" style:country-complex="none"/>
    </style:style>
    <style:style style:name="P44" style:family="paragraph" style:parent-style-name="Table_20_Contents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5" style:family="paragraph" style:parent-style-name="Table_20_Contents"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6" style:family="paragraph" style:parent-style-name="Table_20_Contents">
      <style:text-properties style:font-name="Courier New" fo:font-size="10pt" fo:language="zxx" fo:country="none" fo:font-style="italic" style:text-underline-style="solid" style:text-underline-type="double" style:text-underline-width="auto" style:text-underline-color="font-color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47" style:family="paragraph" style:parent-style-name="Table_20_Contents">
      <style:text-properties style:font-name="Courier New" fo:font-size="10pt" fo:language="zxx" fo:country="none" officeooo:paragraph-rsid="006c63ec" style:font-size-asian="10pt" style:language-asian="zxx" style:country-asian="none" style:font-size-complex="10pt" style:language-complex="zxx" style:country-complex="none"/>
    </style:style>
    <style:style style:name="P48" style:family="paragraph" style:parent-style-name="Table_20_Contents">
      <style:text-properties style:font-name="Courier New" fo:font-size="10pt" fo:language="zxx" fo:country="none" officeooo:paragraph-rsid="006bbdfa" style:font-size-asian="10pt" style:language-asian="zxx" style:country-asian="none" style:font-size-complex="10pt" style:language-complex="zxx" style:country-complex="none"/>
    </style:style>
    <style:style style:name="P49" style:family="paragraph" style:parent-style-name="Table_20_Contents">
      <style:text-properties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0" style:family="paragraph" style:parent-style-name="Table_20_Contents">
      <style:text-properties style:font-name="Courier New" fo:font-size="10pt" fo:language="zxx" fo:country="none" officeooo:paragraph-rsid="00749fa8" style:font-size-asian="10pt" style:language-asian="zxx" style:country-asian="none" style:font-size-complex="10pt" style:language-complex="zxx" style:country-complex="none"/>
    </style:style>
    <style:style style:name="P51" style:family="paragraph" style:parent-style-name="Table_20_Contents">
      <style:text-properties style:font-name="Courier New" fo:font-size="10pt" fo:language="zxx" fo:country="none" fo:font-style="italic" officeooo:paragraph-rsid="00749fa8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2" style:family="paragraph" style:parent-style-name="Table_20_Contents">
      <style:text-properties style:font-name="Courier New" fo:font-size="10pt" fo:language="zxx" fo:country="none" fo:font-style="italic" officeooo:paragraph-rsid="006bbdfa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3" style:family="paragraph" style:parent-style-name="Table_20_Contents">
      <style:text-properties style:font-name="Courier New" fo:font-size="10pt" fo:language="zxx" fo:country="none" officeooo:paragraph-rsid="006ffedb" style:font-size-asian="10pt" style:language-asian="zxx" style:country-asian="none" style:font-size-complex="10pt" style:language-complex="zxx" style:country-complex="none"/>
    </style:style>
    <style:style style:name="P54" style:family="paragraph" style:parent-style-name="Table_20_Contents">
      <style:text-properties style:font-name="Courier New" fo:font-size="10pt" fo:language="zxx" fo:country="none" fo:font-style="italic" officeooo:paragraph-rsid="006ffedb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1c38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1c38b" officeooo:paragraph-rsid="0071c38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rsid="0071c38b" officeooo:paragraph-rsid="0071c38b" style:font-size-asian="10pt" style:language-asian="zxx" style:country-asian="none" style:font-size-complex="10pt" style:language-complex="zxx" style:country-complex="none"/>
    </style:style>
    <style:style style:name="P5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691eac" style:font-size-asian="10pt" style:language-asian="zxx" style:country-asian="none" style:font-size-complex="10pt" style:language-complex="zxx" style:country-complex="none"/>
    </style:style>
    <style:style style:name="P6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69dec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6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cc2fb" officeooo:paragraph-rsid="007cc2f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3" style:family="paragraph" style:parent-style-name="Table_20_Contents">
      <style:text-properties style:font-name="Courier New" fo:font-size="10pt" fo:language="zxx" fo:country="none" officeooo:rsid="007cc2fb" officeooo:paragraph-rsid="007cc2fb" style:font-size-asian="10pt" style:language-asian="zxx" style:country-asian="none" style:font-size-complex="10pt" style:language-complex="zxx" style:country-complex="none"/>
    </style:style>
    <style:style style:name="P64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ff895" officeooo:paragraph-rsid="007ff89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cc2f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6" style:family="paragraph" style:parent-style-name="Table_20_Contents">
      <style:text-properties style:font-name="Courier New" fo:font-size="10pt" fo:language="zxx" fo:country="none" officeooo:paragraph-rsid="007cc2fb" style:font-size-asian="10pt" style:language-asian="zxx" style:country-asian="none" style:font-size-complex="10pt" style:language-complex="zxx" style:country-complex="none"/>
    </style:style>
    <style:style style:name="P67" style:family="paragraph" style:parent-style-name="Table_20_Contents">
      <style:text-properties style:font-name="Courier New" fo:font-size="10pt" fo:language="zxx" fo:country="none" officeooo:paragraph-rsid="00828322" style:font-size-asian="10pt" style:language-asian="zxx" style:country-asian="none" style:font-size-complex="10pt" style:language-complex="zxx" style:country-complex="none"/>
    </style:style>
    <style:style style:name="P68" style:family="paragraph" style:parent-style-name="Table_20_Contents">
      <style:text-properties style:font-name="Courier New" fo:font-size="10pt" style:font-size-asian="10pt" style:font-size-complex="10pt"/>
    </style:style>
    <style:style style:name="P69" style:family="paragraph" style:parent-style-name="Preformatted_20_Text">
      <style:text-properties style:font-name="Courier New" fo:font-size="10pt" officeooo:paragraph-rsid="007ff895" style:font-size-asian="10pt" style:font-size-complex="10pt"/>
    </style:style>
    <style:style style:name="P70" style:family="paragraph" style:parent-style-name="Preformatted_20_Text">
      <style:text-properties style:font-name="Courier New" fo:font-size="10pt" officeooo:paragraph-rsid="007eaf13" style:font-size-asian="10pt" style:font-size-complex="10pt"/>
    </style:style>
    <style:style style:name="P71" style:family="paragraph" style:parent-style-name="Table_20_Contents">
      <style:text-properties style:font-name="Courier New" fo:font-size="10pt" officeooo:rsid="007eaf13" officeooo:paragraph-rsid="007eaf13" style:font-size-asian="10pt" style:font-size-complex="10pt"/>
    </style:style>
    <style:style style:name="P72" style:family="paragraph" style:parent-style-name="Preformatted_20_Text">
      <style:text-properties style:font-name="Courier New" fo:font-size="10pt" style:font-size-asian="10pt" style:font-size-complex="10pt"/>
    </style:style>
    <style:style style:name="P73" style:family="paragraph" style:parent-style-name="Table_20_Contents">
      <style:text-properties style:font-name="Courier New" fo:font-size="10pt" fo:language="zxx" fo:country="none" officeooo:paragraph-rsid="007eaf13" style:font-size-asian="10pt" style:language-asian="zxx" style:country-asian="none" style:font-size-complex="10pt" style:language-complex="zxx" style:country-complex="none"/>
    </style:style>
    <style:style style:name="P74" style:family="paragraph" style:parent-style-name="Preformatted_20_Text">
      <style:text-properties style:font-name="Courier New" fo:font-size="10pt" officeooo:rsid="007eaf13" officeooo:paragraph-rsid="007eaf13" style:font-size-asian="10pt" style:font-size-complex="10pt"/>
    </style:style>
    <style:style style:name="P75" style:family="paragraph" style:parent-style-name="Table_20_Contents">
      <style:text-properties style:font-name="Courier New" fo:font-size="10pt" fo:language="zxx" fo:country="none" officeooo:rsid="007eaf13" officeooo:paragraph-rsid="007eaf13" style:font-size-asian="10pt" style:language-asian="zxx" style:country-asian="none" style:font-size-complex="10pt" style:language-complex="zxx" style:country-complex="none"/>
    </style:style>
    <style:style style:name="P76" style:family="paragraph" style:parent-style-name="Standard">
      <style:text-properties fo:language="zxx" fo:country="none" officeooo:paragraph-rsid="008b97e2" style:language-asian="zxx" style:country-asian="none" style:language-complex="zxx" style:country-complex="none"/>
    </style:style>
    <style:style style:name="P77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8b97e2" officeooo:paragraph-rsid="008b97e2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78" style:family="paragraph" style:parent-style-name="Standard">
      <style:text-properties style:font-name="Courier New" fo:font-size="10pt" fo:language="zxx" fo:country="none" officeooo:paragraph-rsid="008b97e2" style:font-size-asian="10pt" style:language-asian="zxx" style:country-asian="none" style:font-name-complex="Courier New" style:font-size-complex="10pt" style:language-complex="zxx" style:country-complex="none"/>
    </style:style>
    <style:style style:name="P79" style:family="paragraph" style:parent-style-name="Standard">
      <style:text-properties style:font-name="Courier New" fo:font-size="10pt" fo:language="zxx" fo:country="none" officeooo:paragraph-rsid="008c005d" style:font-size-asian="10pt" style:language-asian="zxx" style:country-asian="none" style:font-name-complex="Courier New" style:font-size-complex="10pt" style:language-complex="zxx" style:country-complex="none"/>
    </style:style>
    <style:style style:name="P80" style:family="paragraph" style:parent-style-name="Standard">
      <style:text-properties style:font-name="Courier New" fo:font-size="10pt" fo:language="zxx" fo:country="none" officeooo:rsid="008b97e2" officeooo:paragraph-rsid="008b97e2" style:font-size-asian="10pt" style:language-asian="zxx" style:country-asian="none" style:font-name-complex="Courier New" style:font-size-complex="10pt" style:language-complex="zxx" style:country-complex="none"/>
    </style:style>
    <style:style style:name="P81" style:family="paragraph" style:parent-style-name="Standard">
      <style:text-properties style:font-name="Courier New" fo:font-size="10pt" fo:language="zxx" fo:country="none" officeooo:rsid="008b97e2" officeooo:paragraph-rsid="008cf0cb" style:font-size-asian="10pt" style:language-asian="zxx" style:country-asian="none" style:font-name-complex="Courier New" style:font-size-complex="10pt" style:language-complex="zxx" style:country-complex="none"/>
    </style:style>
    <style:style style:name="P82" style:family="paragraph" style:parent-style-name="Standard">
      <style:text-properties style:font-name="Courier New" fo:font-size="10pt" fo:language="zxx" fo:country="none" officeooo:rsid="008b97e2" officeooo:paragraph-rsid="008eb52e" style:font-size-asian="10pt" style:language-asian="zxx" style:country-asian="none" style:font-name-complex="Courier New" style:font-size-complex="10pt" style:language-complex="zxx" style:country-complex="none"/>
    </style:style>
    <style:style style:name="P83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8cf0cb" officeooo:paragraph-rsid="008cf0cb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4" style:family="paragraph" style:parent-style-name="Standard">
      <style:text-properties style:font-name="Courier New" fo:font-size="10pt" fo:language="zxx" fo:country="none" officeooo:paragraph-rsid="008cf0cb" style:font-size-asian="10pt" style:language-asian="zxx" style:country-asian="none" style:font-name-complex="Courier New" style:font-size-complex="10pt" style:language-complex="zxx" style:country-complex="none"/>
    </style:style>
    <style:style style:name="P8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96bbf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6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b0cc76" officeooo:paragraph-rsid="00b60f5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7" style:family="paragraph" style:parent-style-name="Table_20_Contents">
      <style:text-properties style:font-name="Courier New" fo:font-size="10pt" fo:language="zxx" fo:country="none" fo:font-weight="normal" officeooo:paragraph-rsid="009934c6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88" style:family="paragraph" style:parent-style-name="Table_20_Contents">
      <style:text-properties style:font-name="Courier New" fo:font-size="10pt" fo:language="zxx" fo:country="none" officeooo:paragraph-rsid="009934c6" style:font-size-asian="10pt" style:language-asian="zxx" style:country-asian="none" style:font-size-complex="10pt" style:language-complex="zxx" style:country-complex="none"/>
    </style:style>
    <style:style style:name="P89" style:family="paragraph" style:parent-style-name="Table_20_Contents">
      <style:text-properties style:font-name="Courier New" fo:font-size="10pt" fo:language="zxx" fo:country="none" fo:font-weight="normal" officeooo:rsid="009934c6" officeooo:paragraph-rsid="009934c6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90" style:family="paragraph" style:parent-style-name="Table_20_Contents">
      <style:text-properties style:font-name="Courier New" fo:font-size="10pt" fo:language="zxx" fo:country="none" officeooo:paragraph-rsid="009816f5" style:font-size-asian="10pt" style:language-asian="zxx" style:country-asian="none" style:font-size-complex="10pt" style:language-complex="zxx" style:country-complex="none"/>
    </style:style>
    <style:style style:name="P91" style:family="paragraph" style:parent-style-name="Standard">
      <style:text-properties style:font-name="Courier New" fo:font-size="10pt" fo:language="zxx" fo:country="none" fo:font-weight="normal" officeooo:paragraph-rsid="00b60f55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92" style:family="paragraph" style:parent-style-name="Standard">
      <style:text-properties style:font-name="Courier New" fo:font-size="10pt" fo:language="zxx" fo:country="none" officeooo:paragraph-rsid="00b60f55" style:font-size-asian="10pt" style:language-asian="zxx" style:country-asian="none" style:font-name-complex="Courier New" style:font-size-complex="10pt" style:language-complex="zxx" style:country-complex="none"/>
    </style:style>
    <style:style style:name="P93" style:family="paragraph" style:parent-style-name="Table_20_Contents">
      <style:text-properties style:font-name="Courier New" fo:font-size="10pt" fo:language="zxx" fo:country="none" officeooo:paragraph-rsid="009b6bf5" style:font-size-asian="10pt" style:language-asian="zxx" style:country-asian="none" style:font-size-complex="10pt" style:language-complex="zxx" style:country-complex="none"/>
    </style:style>
    <style:style style:name="P94" style:family="paragraph" style:parent-style-name="Table_20_Contents">
      <style:text-properties style:font-name="Courier New" fo:font-size="10pt" fo:language="zxx" fo:country="none" officeooo:paragraph-rsid="009f3eab" style:font-size-asian="10pt" style:language-asian="zxx" style:country-asian="none" style:font-size-complex="10pt" style:language-complex="zxx" style:country-complex="none"/>
    </style:style>
    <style:style style:name="P95" style:family="paragraph" style:parent-style-name="Table_20_Contents">
      <style:text-properties style:font-name="Courier New" fo:font-size="10pt" fo:language="zxx" fo:country="none" officeooo:paragraph-rsid="009d8447" style:font-size-asian="10pt" style:language-asian="zxx" style:country-asian="none" style:font-size-complex="10pt" style:language-complex="zxx" style:country-complex="none"/>
    </style:style>
    <style:style style:name="P96" style:family="paragraph" style:parent-style-name="Table_20_Contents">
      <style:text-properties style:font-name="Courier New" fo:font-size="10pt" fo:language="zxx" fo:country="none" officeooo:paragraph-rsid="009dcbba" style:font-size-asian="10pt" style:language-asian="zxx" style:country-asian="none" style:font-size-complex="10pt" style:language-complex="zxx" style:country-complex="none"/>
    </style:style>
    <style:style style:name="P9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b7b912" officeooo:paragraph-rsid="00b7b91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8" style:family="paragraph" style:parent-style-name="Table_20_Contents">
      <style:text-properties style:font-name="Courier New" fo:font-size="10pt" fo:language="zxx" fo:country="none" officeooo:paragraph-rsid="00b7b912" style:font-size-asian="10pt" style:language-asian="zxx" style:country-asian="none" style:font-size-complex="10pt" style:language-complex="zxx" style:country-complex="none"/>
    </style:style>
    <style:style style:name="P99" style:family="paragraph" style:parent-style-name="Table_20_Contents">
      <style:text-properties style:font-name="Courier New" fo:font-size="10pt" fo:language="zxx" fo:country="none" fo:font-weight="bold" officeooo:rsid="01084cc3" officeooo:paragraph-rsid="01084cc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0" style:family="paragraph" style:parent-style-name="Table_20_Contents">
      <style:text-properties style:font-name="Courier New" fo:font-size="10pt" fo:language="zxx" fo:country="none" fo:font-weight="normal" officeooo:paragraph-rsid="00b7b912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01" style:family="paragraph" style:parent-style-name="Standard">
      <style:text-properties fo:language="zxx" fo:country="none" officeooo:paragraph-rsid="00b7b912" style:language-asian="zxx" style:country-asian="none" style:language-complex="zxx" style:country-complex="none"/>
    </style:style>
    <style:style style:name="P102" style:family="paragraph" style:parent-style-name="Table_20_Heading">
      <style:text-properties style:font-name="Courier New" fo:font-size="10pt" fo:language="zxx" fo:country="none" fo:font-weight="bold" officeooo:rsid="00d1a7f7" officeooo:paragraph-rsid="00cf536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3" style:family="paragraph" style:parent-style-name="Table_20_Heading">
      <style:text-properties style:font-name="Courier New" fo:font-size="10pt" fo:language="zxx" fo:country="none" fo:font-weight="bold" officeooo:rsid="00cf536c" officeooo:paragraph-rsid="00cf536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4" style:family="paragraph" style:parent-style-name="Table_20_Heading">
      <style:text-properties style:font-name="Courier New" fo:font-size="10pt" fo:language="zxx" fo:country="none" fo:font-weight="bold" officeooo:rsid="00e68377" officeooo:paragraph-rsid="00e6837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5" style:family="paragraph" style:parent-style-name="Table_20_Heading">
      <style:text-properties style:font-name="Courier New" fo:font-size="10pt" fo:language="zxx" fo:country="none" fo:font-weight="bold" officeooo:paragraph-rsid="00c7f6d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6" style:family="paragraph" style:parent-style-name="Table_20_Heading">
      <style:text-properties style:font-name="Courier New" fo:font-size="10pt" fo:language="zxx" fo:country="none" fo:font-weight="bold" officeooo:paragraph-rsid="00f96ab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7" style:family="paragraph" style:parent-style-name="Table_20_Heading">
      <style:text-properties officeooo:paragraph-rsid="00cdb627"/>
    </style:style>
    <style:style style:name="P108" style:family="paragraph" style:parent-style-name="Table_20_Contents">
      <style:paragraph-properties fo:text-align="center" style:justify-single-word="false"/>
    </style:style>
    <style:style style:name="P109" style:family="paragraph" style:parent-style-name="Table_20_Heading">
      <style:text-properties officeooo:paragraph-rsid="00f96f63"/>
    </style:style>
    <style:style style:name="P110" style:family="paragraph" style:parent-style-name="Table_20_Contents">
      <style:text-properties officeooo:paragraph-rsid="00c7f6dc"/>
    </style:style>
    <style:style style:name="P111" style:family="paragraph" style:parent-style-name="Table_20_Contents">
      <style:paragraph-properties fo:text-align="center" style:justify-single-word="false"/>
      <style:text-properties officeooo:paragraph-rsid="00c7f6dc"/>
    </style:style>
    <style:style style:name="P112" style:family="paragraph" style:parent-style-name="Standard">
      <style:text-properties fo:language="zxx" fo:country="none" officeooo:paragraph-rsid="00c7f6dc" style:language-asian="zxx" style:country-asian="none" style:language-complex="zxx" style:country-complex="none"/>
    </style:style>
    <style:style style:name="P113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b7b912" officeooo:paragraph-rsid="0103521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14" style:family="paragraph" style:parent-style-name="Table_20_Contents">
      <style:text-properties style:font-name="Courier New" fo:font-size="10pt" fo:language="zxx" fo:country="none" officeooo:paragraph-rsid="0103521e" style:font-size-asian="10pt" style:language-asian="zxx" style:country-asian="none" style:font-size-complex="10pt" style:language-complex="zxx" style:country-complex="none"/>
    </style:style>
    <style:style style:name="P115" style:family="paragraph" style:parent-style-name="Table_20_Contents">
      <style:text-properties style:font-name="Courier New" fo:font-size="10pt" fo:language="zxx" fo:country="none" officeooo:rsid="0103521e" officeooo:paragraph-rsid="0103521e" style:font-size-asian="10pt" style:language-asian="zxx" style:country-asian="none" style:font-size-complex="10pt" style:language-complex="zxx" style:country-complex="none"/>
    </style:style>
    <style:style style:name="P116" style:family="paragraph" style:parent-style-name="Table_20_Contents">
      <style:text-properties style:font-name="Courier New" fo:font-size="10pt" fo:language="zxx" fo:country="none" officeooo:rsid="01059988" officeooo:paragraph-rsid="01059988" style:font-size-asian="10pt" style:language-asian="zxx" style:country-asian="none" style:font-size-complex="10pt" style:language-complex="zxx" style:country-complex="none"/>
    </style:style>
    <style:style style:name="P117" style:family="paragraph" style:parent-style-name="Table_20_Contents">
      <style:text-properties style:font-name="Courier New" fo:font-size="10pt" fo:language="zxx" fo:country="none" fo:font-weight="bold" officeooo:rsid="0103f236" officeooo:paragraph-rsid="0103f23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18" style:family="paragraph" style:parent-style-name="Preformatted_20_Text">
      <style:text-properties style:font-name="Courier New" fo:language="zxx" fo:country="none" officeooo:paragraph-rsid="0103521e" style:language-asian="zxx" style:country-asian="none" style:language-complex="zxx" style:country-complex="none"/>
    </style:style>
    <style:style style:name="P119" style:family="paragraph" style:parent-style-name="Preformatted_20_Text">
      <style:paragraph-properties fo:margin-top="0cm" fo:margin-bottom="0.499cm" style:contextual-spacing="false"/>
      <style:text-properties style:font-name="Courier New" fo:language="zxx" fo:country="none" style:language-asian="zxx" style:country-asian="none" style:language-complex="zxx" style:country-complex="none"/>
    </style:style>
    <style:style style:name="P120" style:family="paragraph" style:parent-style-name="Table_20_Contents">
      <style:text-properties style:font-name="Courier New" fo:font-size="10pt" fo:language="zxx" fo:country="none" fo:font-weight="normal" officeooo:rsid="0103521e" officeooo:paragraph-rsid="0103521e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21" style:family="paragraph" style:parent-style-name="Table_20_Contents">
      <style:text-properties style:font-name="Courier New" fo:font-size="10pt" fo:language="zxx" fo:country="none" fo:font-weight="bold" officeooo:rsid="010956f3" officeooo:paragraph-rsid="010956f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22" style:family="paragraph" style:parent-style-name="Table_20_Contents">
      <style:text-properties style:font-name="Courier New" fo:font-size="10pt" fo:language="zxx" fo:country="none" officeooo:rsid="010956f3" officeooo:paragraph-rsid="010956f3" style:font-size-asian="10pt" style:language-asian="zxx" style:country-asian="none" style:font-size-complex="10pt" style:language-complex="zxx" style:country-complex="none"/>
    </style:style>
    <style:style style:name="P123" style:family="paragraph" style:parent-style-name="Table_20_Contents">
      <style:text-properties style:font-name="Courier New" fo:font-size="10pt" fo:language="zxx" fo:country="none" fo:font-style="italic" officeooo:rsid="010956f3" officeooo:paragraph-rsid="010956f3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124" style:family="paragraph" style:parent-style-name="Table_20_Contents">
      <style:text-properties style:font-name="Courier New" fo:font-size="10pt" fo:language="zxx" fo:country="none" fo:font-weight="normal" officeooo:paragraph-rsid="0103521e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25" style:family="paragraph" style:parent-style-name="Table_20_Contents">
      <style:text-properties style:font-name="Courier New" fo:font-size="10pt" fo:language="zxx" fo:country="none" fo:font-weight="bold" officeooo:paragraph-rsid="0103521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26" style:family="paragraph" style:parent-style-name="Table_20_Contents">
      <style:text-properties style:font-name="Courier New" fo:font-size="10pt" fo:language="zxx" fo:country="none" fo:font-weight="normal" officeooo:paragraph-rsid="010d9594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27" style:family="paragraph" style:parent-style-name="Table_20_Contents">
      <style:text-properties style:font-name="Courier New" fo:font-size="10pt" fo:language="zxx" fo:country="none" fo:font-weight="bold" officeooo:paragraph-rsid="0103f23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28" style:family="paragraph" style:parent-style-name="Table_20_Contents">
      <style:text-properties style:font-name="Courier New" fo:font-size="10pt" fo:language="zxx" fo:country="none" fo:font-weight="normal" officeooo:paragraph-rsid="0103f236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29" style:family="paragraph" style:parent-style-name="Standard">
      <style:text-properties fo:language="zxx" fo:country="none" officeooo:paragraph-rsid="0103521e" style:language-asian="zxx" style:country-asian="none" style:language-complex="zxx" style:country-complex="none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font-size="14pt" fo:language="zxx" fo:country="none" officeooo:rsid="011fe7fd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size="14pt" fo:language="zxx" fo:country="none" officeooo:rsid="0044c3ff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font-size="14pt" fo:language="zxx" fo:country="none" officeooo:rsid="012da8be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font-size="14pt" fo:language="zxx" fo:country="none" officeooo:rsid="00fe6d37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7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8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9" style:family="text"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0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11" style:family="text">
      <style:text-properties officeooo:rsid="0115dae8"/>
    </style:style>
    <style:style style:name="T12" style:family="text">
      <style:text-properties officeooo:rsid="001a49c9"/>
    </style:style>
    <style:style style:name="T13" style:family="text">
      <style:text-properties style:font-name="Courier New"/>
    </style:style>
    <style:style style:name="T14" style:family="text">
      <style:text-properties style:font-name="Courier New" officeooo:rsid="00b324d5"/>
    </style:style>
    <style:style style:name="T15" style:family="text">
      <style:text-properties style:font-name="Courier New" officeooo:rsid="00ad1a15"/>
    </style:style>
    <style:style style:name="T16" style:family="text">
      <style:text-properties style:font-name="Courier New" fo:font-size="10pt" fo:language="zxx" fo:country="none" officeooo:rsid="0016171b" style:font-size-asian="10pt" style:language-asian="zxx" style:country-asian="none" style:font-name-complex="Courier New" style:font-size-complex="10pt" style:language-complex="zxx" style:country-complex="none"/>
    </style:style>
    <style:style style:name="T17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/>
    </style:style>
    <style:style style:name="T18" style:family="text">
      <style:text-properties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9" style:family="text">
      <style:text-properties style:font-name="Courier New" fo:font-size="10pt" fo:language="zxx" fo:country="none" fo:font-style="italic" officeooo:rsid="0115dae8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20" style:family="text">
      <style:text-properties style:font-name="Courier New" fo:font-size="10pt" fo:language="zxx" fo:country="none" officeooo:rsid="0115dae8" style:font-size-asian="10pt" style:language-asian="zxx" style:country-asian="none" style:font-name-complex="Courier New" style:font-size-complex="10pt" style:language-complex="zxx" style:country-complex="none"/>
    </style:style>
    <style:style style:name="T21" style:family="text">
      <style:text-properties officeooo:rsid="001b737f"/>
    </style:style>
    <style:style style:name="T22" style:family="text">
      <style:text-properties officeooo:rsid="0039eda9"/>
    </style:style>
    <style:style style:name="T23" style:family="text">
      <style:text-properties officeooo:rsid="0119603b"/>
    </style:style>
    <style:style style:name="T24" style:family="text">
      <style:text-properties officeooo:rsid="0037af12"/>
    </style:style>
    <style:style style:name="T25" style:family="text">
      <style:text-properties officeooo:rsid="01187765"/>
    </style:style>
    <style:style style:name="T26" style:family="text">
      <style:text-properties officeooo:rsid="00344ead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officeooo:rsid="00741202"/>
    </style:style>
    <style:style style:name="T29" style:family="text">
      <style:text-properties officeooo:rsid="00743fc3"/>
    </style:style>
    <style:style style:name="T30" style:family="text">
      <style:text-properties officeooo:rsid="0070d36a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officeooo:rsid="007ff895"/>
    </style:style>
    <style:style style:name="T33" style:family="text">
      <style:text-properties officeooo:rsid="007cc2fb"/>
    </style:style>
    <style:style style:name="T34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35" style:family="text">
      <style:text-properties fo:language="zxx" fo:country="none" style:language-asian="zxx" style:country-asian="none" style:language-complex="zxx" style:country-complex="none"/>
    </style:style>
    <style:style style:name="T36" style:family="text">
      <style:text-properties officeooo:rsid="007cc5a9"/>
    </style:style>
    <style:style style:name="T37" style:family="text">
      <style:text-properties style:font-name="Courier New" fo:language="zxx" fo:country="none" officeooo:rsid="007eaf13" style:language-asian="zxx" style:country-asian="none" style:language-complex="zxx" style:country-complex="none"/>
    </style:style>
    <style:style style:name="T38" style:family="text">
      <style:text-properties officeooo:rsid="00811fd3"/>
    </style:style>
    <style:style style:name="T39" style:family="text">
      <style:text-properties officeooo:rsid="007eaf13"/>
    </style:style>
    <style:style style:name="T40" style:family="text">
      <style:text-properties officeooo:rsid="00805afe"/>
    </style:style>
    <style:style style:name="T41" style:family="text">
      <style:text-properties officeooo:rsid="008c005d"/>
    </style:style>
    <style:style style:name="T42" style:family="text">
      <style:text-properties officeooo:rsid="008cf0cb"/>
    </style:style>
    <style:style style:name="T43" style:family="text">
      <style:text-properties officeooo:rsid="008b97e2"/>
    </style:style>
    <style:style style:name="T44" style:family="text">
      <style:text-properties officeooo:rsid="008d1655"/>
    </style:style>
    <style:style style:name="T45" style:family="text">
      <style:text-properties officeooo:rsid="0096bbfe"/>
    </style:style>
    <style:style style:name="T46" style:family="text">
      <style:text-properties officeooo:rsid="009934c6"/>
    </style:style>
    <style:style style:name="T47" style:family="text">
      <style:text-properties fo:font-weight="bold" officeooo:rsid="009934c6" style:font-weight-asian="bold" style:font-weight-complex="bold"/>
    </style:style>
    <style:style style:name="T48" style:family="text">
      <style:text-properties fo:font-weight="normal" officeooo:rsid="009934c6" style:font-weight-asian="normal" style:font-weight-complex="normal"/>
    </style:style>
    <style:style style:name="T49" style:family="text">
      <style:text-properties fo:font-weight="normal" officeooo:rsid="00a243e7" style:font-weight-asian="normal" style:font-weight-complex="normal"/>
    </style:style>
    <style:style style:name="T50" style:family="text">
      <style:text-properties fo:font-weight="normal" officeooo:rsid="009ab8e1" style:font-weight-asian="normal" style:font-weight-complex="normal"/>
    </style:style>
    <style:style style:name="T51" style:family="text">
      <style:text-properties fo:font-weight="bold" officeooo:rsid="009816f5" style:font-weight-asian="bold" style:font-weight-complex="bold"/>
    </style:style>
    <style:style style:name="T52" style:family="text">
      <style:text-properties officeooo:rsid="009816f5"/>
    </style:style>
    <style:style style:name="T53" style:family="text">
      <style:text-properties officeooo:rsid="00b60f55"/>
    </style:style>
    <style:style style:name="T54" style:family="text">
      <style:text-properties officeooo:rsid="0097b804"/>
    </style:style>
    <style:style style:name="T55" style:family="text">
      <style:text-properties officeooo:rsid="0106d6bb"/>
    </style:style>
    <style:style style:name="T56" style:family="text">
      <style:text-properties officeooo:rsid="00bf0abc"/>
    </style:style>
    <style:style style:name="T57" style:family="text">
      <style:text-properties style:font-name="Courier New" officeooo:rsid="00cc3a00"/>
    </style:style>
    <style:style style:name="T58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59" style:family="text">
      <style:text-properties style:font-name="Courier New" fo:font-size="10pt" fo:language="zxx" fo:country="none" fo:font-weight="bold" officeooo:rsid="00e955b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0" style:family="text">
      <style:text-properties style:font-name="Courier New" fo:font-size="10pt" fo:language="zxx" fo:country="none" fo:font-weight="bold" officeooo:rsid="00cdb6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1" style:family="text">
      <style:text-properties style:font-name="Courier New" fo:font-size="10pt" fo:language="zxx" fo:country="none" fo:font-weight="bold" officeooo:rsid="00e6837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2" style:family="text">
      <style:text-properties style:font-name="Courier New" fo:font-size="10pt" fo:language="zxx" fo:country="none" fo:font-weight="bold" officeooo:rsid="00daaf0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3" style:family="text">
      <style:text-properties style:font-name="Courier New" fo:font-size="10pt" fo:language="zxx" fo:country="none" fo:font-weight="bold" officeooo:rsid="00ed70d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4" style:family="text">
      <style:text-properties style:font-name="Courier New" fo:font-size="10pt" fo:language="zxx" fo:country="none" fo:font-weight="bold" officeooo:rsid="00f96f6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5" style:family="text">
      <style:text-properties style:font-name="Courier New" fo:font-size="10pt" fo:language="zxx" fo:country="none" fo:font-weight="bold" officeooo:rsid="00f96ab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6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67" style:family="text">
      <style:text-properties officeooo:rsid="01091322"/>
    </style:style>
    <style:style style:name="T68" style:family="text">
      <style:text-properties style:font-name="Courier New" fo:font-size="10pt" style:font-size-asian="10pt" style:font-size-complex="10pt"/>
    </style:style>
    <style:style style:name="T69" style:family="text">
      <style:text-properties officeooo:rsid="0103f23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JavaScript cheatsheet – v</text:span></text:span><text:span text:style-name="Default_20_Paragraph_20_Font"><text:span text:style-name="T2">6</text:span></text:span><text:span text:style-name="Default_20_Paragraph_20_Font"><text:span text:style-name="T3">.</text:span></text:span><text:span text:style-name="Default_20_Paragraph_20_Font"><text:span text:style-name="T4">2</text:span></text:span><text:span text:style-name="Default_20_Paragraph_20_Font"><text:span text:style-name="T5">.</text:span></text:span><text:span text:style-name="Default_20_Paragraph_20_Font"><text:span text:style-name="T4">0</text:span></text:span><text:span text:style-name="Default_20_Paragraph_20_Font"><text:span text:style-name="T1"> –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6">https://github.com/Serrin/Celestra/</text:span></text:span></text:a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Web Storage api and JSON</text:p>
          </table:table-cell>
          <table:table-cell table:style-name="Table1.A1" office:value-type="string">
            <text:p text:style-name="P4">element.dataset &amp; data-* attributes</text:p>
          </table:table-cell>
          <table:table-cell table:style-name="Table1.C1" office:value-type="string">
            <text:p text:style-name="P4"><text:bookmark text:name="TypedArray_objects"/>TypedArray</text:p>
          </table:table-cell>
        </table:table-row>
        <table:table-row>
          <table:table-cell table:style-name="Table1.A2" office:value-type="string">
            <text:p text:style-name="P5"/>
            <text:p text:style-name="P5">IE8+</text:p>
            <text:p text:style-name="P5"/>
            <text:p text:style-name="P6">localStorage:</text:p>
            <text:p text:style-name="P5">localStorage.length;</text:p>
            <text:p text:style-name="P5">localStorage.key(index);</text:p>
            <text:p text:style-name="P5">localStorage.getItem(key);</text:p>
            <text:p text:style-name="P5">localStorage.setItem(key, data);</text:p>
            <text:p text:style-name="P5">localStorage.removeItem(key);</text:p>
            <text:p text:style-name="P5">localStorage.clear();</text:p>
            <text:p text:style-name="P5"/>
            <text:p text:style-name="Standard"><text:span text:style-name="Source_20_Text"><text:span text:style-name="T7">sessionStorage</text:span></text:span><text:span text:style-name="Default_20_Paragraph_20_Font"><text:span text:style-name="T8">:</text:span></text:span></text:p>
            <text:p text:style-name="Standard"><text:span text:style-name="Source_20_Text"><text:span text:style-name="T9">sessionStorage</text:span></text:span><text:span text:style-name="Default_20_Paragraph_20_Font"><text:span text:style-name="T9">.length;</text:span></text:span></text:p>
            <text:p text:style-name="Standard"><text:span text:style-name="Source_20_Text"><text:span text:style-name="T9">sessionStorage</text:span></text:span><text:span text:style-name="Default_20_Paragraph_20_Font"><text:span text:style-name="T9">.key(index);</text:span></text:span></text:p>
            <text:p text:style-name="Standard"><text:span text:style-name="Source_20_Text"><text:span text:style-name="T9">sessionStorage</text:span></text:span><text:span text:style-name="Default_20_Paragraph_20_Font"><text:span text:style-name="T9">.getItem(key);</text:span></text:span></text:p>
            <text:p text:style-name="Standard"><text:span text:style-name="Source_20_Text"><text:span text:style-name="T9">sessionStorage</text:span></text:span><text:span text:style-name="Default_20_Paragraph_20_Font"><text:span text:style-name="T9">.setItem(key, data);</text:span></text:span></text:p>
            <text:p text:style-name="Standard"><text:span text:style-name="Source_20_Text"><text:span text:style-name="T9">sessionStorage</text:span></text:span><text:span text:style-name="Default_20_Paragraph_20_Font"><text:span text:style-name="T9">.removeItem(key);</text:span></text:span></text:p>
            <text:p text:style-name="Standard"><text:span text:style-name="Source_20_Text"><text:span text:style-name="T9">sessionStorage</text:span></text:span><text:span text:style-name="Default_20_Paragraph_20_Font"><text:span text:style-name="T9">.clear();</text:span></text:span></text:p>
            <text:p text:style-name="P5"/>
            <text:p text:style-name="P6">hasItem:</text:p>
            <text:p text:style-name="P5">localStorage.getItem(key) !== null</text:p>
            <text:p text:style-name="Standard"><text:span text:style-name="Source_20_Text"><text:span text:style-name="T9">sessionStorage</text:span></text:span><text:span text:style-name="Default_20_Paragraph_20_Font"><text:span text:style-name="T9">.getItem(key) !== null</text:span></text:span></text:p>
            <text:p text:style-name="P6"/>
            <text:p text:style-name="P6">setJSON:</text:p>
            <text:p text:style-name="P5">localStorage.setItem(key, JSON.stringify(object));</text:p>
            <text:p text:style-name="Standard"><text:span text:style-name="Source_20_Text"><text:span text:style-name="T9">sessionStorage</text:span></text:span><text:span text:style-name="Default_20_Paragraph_20_Font"><text:span text:style-name="T9">.setItem(key, JSON.stringify(object));</text:span></text:span></text:p>
            <text:p text:style-name="P6"/>
            <text:p text:style-name="P6">getJSON:</text:p>
            <text:p text:style-name="P5">JSON.parse(localStorage.getItem(key));</text:p>
            <text:p text:style-name="Standard"><text:span text:style-name="Default_20_Paragraph_20_Font"><text:span text:style-name="T9">JSON.parse(</text:span></text:span><text:span text:style-name="Source_20_Text"><text:span text:style-name="T9">sessionStorage</text:span></text:span><text:span text:style-name="Default_20_Paragraph_20_Font"><text:span text:style-name="T9">.getItem(key));</text:span></text:span></text:p>
          </table:table-cell>
          <table:table-cell table:style-name="Table1.B2" office:value-type="string">
            <text:p text:style-name="P5"/>
            <text:p text:style-name="P5">- IE11 compatible</text:p>
            <text:p text:style-name="P5">- element data-* attributes</text:p>
            <text:p text:style-name="P5">- no methods and events</text:p>
            <text:p text:style-name="P5"/>
            <text:p text:style-name="P6">camelcase:</text:p>
            <text:p text:style-name="P5">element.data-name</text:p>
            <text:p text:style-name="P5"><text:s text:c="2"/>-&gt; element.dataset.name</text:p>
            <text:p text:style-name="P5">element.data-first-second</text:p>
            <text:p text:style-name="P5"><text:s text:c="2"/>-&gt; element.dataset.firstSecond</text:p>
            <text:p text:style-name="P5"/>
            <text:p text:style-name="P6">set:</text:p>
            <text:p text:style-name="P5">element.dataset.name = "value";</text:p>
            <text:p text:style-name="P5">element.dataset["name"] = "value";</text:p>
            <text:p text:style-name="P5">element.setAttribute("data-name", "value");</text:p>
            <text:p text:style-name="P5">element["data-name"] = "value";</text:p>
            <text:p text:style-name="P5"/>
            <text:p text:style-name="P6">get:</text:p>
            <text:p text:style-name="P5">element.dataset.name;</text:p>
            <text:p text:style-name="P5">element.dataset["name"];</text:p>
            <text:p text:style-name="P5">element.getAttribute("data-name");</text:p>
            <text:p text:style-name="P5">element["data-name"];</text:p>
            <text:p text:style-name="P5"/>
            <text:p text:style-name="P6">remove:</text:p>
            <text:p text:style-name="P5">element.removeAttribute("data-name");</text:p>
            <text:p text:style-name="P5"/>
            <text:p text:style-name="P6">check:</text:p>
            <text:p text:style-name="P5">element.hasAttribute("data-name");</text:p>
            <text:p text:style-name="P5"/>
          </table:table-cell>
          <table:table-cell table:style-name="Table1.C2" office:value-type="string">
            <text:p text:style-name="P7"/>
            <text:p text:style-name="Standard"><text:span text:style-name="Default_20_Paragraph_20_Font"><text:span text:style-name="T9">new &lt;TypedArray&gt;(); </text:span></text:span><text:span text:style-name="Default_20_Paragraph_20_Font"><text:span text:style-name="T10">ES2017</text:span></text:span></text:p>
            <text:p text:style-name="P5">new &lt;TypedArray&gt;(length);</text:p>
            <text:p text:style-name="P5">new &lt;TypedArray&gt;(typedArray);</text:p>
            <text:p text:style-name="P8">new &lt;TypedArray&gt;(object);</text:p>
            <text:p text:style-name="P5">new &lt;TypedArray&gt;(buffer[,byteOffset[,len]]);</text:p>
            <text:p text:style-name="P8">&lt;TypedArray&gt;.<text:span text:style-name="T11">from(arrayLike, mapFn);</text:span></text:p>
            <text:p text:style-name="P8">&lt;TypedArray&gt;.<text:span text:style-name="T11">of(element1, /*…,*/ elementN);</text:span></text:p>
            <text:p text:style-name="P8"/>
            <text:p text:style-name="P6">Int8Array();</text:p>
            <text:p text:style-name="P5">-128 to 127, 1 byte, int8_t, Shortint</text:p>
            <text:p text:style-name="P6">Uint8Array();</text:p>
            <text:p text:style-name="P5">0 to 255, 1 byte, uint8_t, <text:span text:style-name="T12">Byte</text:span></text:p>
            <text:p text:style-name="Standard"><text:span text:style-name="Default_20_Paragraph_20_Font"><text:span text:style-name="T8">Uint8ClampedArray();</text:span></text:span></text:p>
            <text:p text:style-name="P5">0 to 255, 1 byte, uint8_t, <text:span text:style-name="T12">Byte</text:span></text:p>
            <text:p text:style-name="P6">Int16Array();</text:p>
            <text:p text:style-name="P5">-32768 to 32767, 2 byte, int16_t, Smallint</text:p>
            <text:p text:style-name="P6">Uint16Array();</text:p>
            <text:p text:style-name="P5">0 to 65535, 2 byte, uint16_t, <text:span text:style-name="T12">Word</text:span></text:p>
            <text:p text:style-name="P6">Int32Array();</text:p>
            <text:p text:style-name="P5">-2147483648 to 2147483647, 4 byte, int32_t</text:p>
            <text:p text:style-name="P6">Uint32Array();</text:p>
            <text:p text:style-name="P5">0 to 4294967295, 4 byte, uint32_t, Longword</text:p>
            <text:p text:style-name="P6">BigInt64Array();</text:p>
            <text:p text:style-name="P5">-2**63 to 2**63-1, 8 byte, int64_t, Int64</text:p>
            <text:p text:style-name="P6">BigUint64Array();</text:p>
            <text:p text:style-name="P5">0 to 2**64-1, 8 byte, uint64_t, Qword</text:p>
            <text:p text:style-name="P9">Float16Array();</text:p>
            <text:p text:style-name="P10"><text:span text:style-name="Source_20_Text"><text:span text:style-name="T13">-65504</text:span></text:span> to <text:span text:style-name="Source_20_Text"><text:span text:style-name="T13">6550</text:span></text:span><text:span text:style-name="Source_20_Text"><text:span text:style-name="T14">4</text:span></text:span><text:span text:style-name="Source_20_Text"><text:span text:style-name="T13">, </text:span></text:span><text:span text:style-name="Source_20_Text"><text:span text:style-name="T15">2 byte</text:span></text:span> <text:s/></text:p>
            <text:p text:style-name="P6">Float32Array();</text:p>
            <text:p text:style-name="P5">1.2x10-38 to 3.4x1038, 4 byte, float, <text:span text:style-name="T12">Real</text:span></text:p>
            <text:p text:style-name="P6">Float64Array();</text:p>
            <text:p text:style-name="P5">5.0x10-324 to 1.8x10308, 8 byte, <text:span text:style-name="T12">D</text:span>ouble</text:p>
          </table:table-cell>
        </table:table-row>
        <table:table-row table:style-name="Table1.3">
          <table:table-cell table:style-name="Table1.A3" table:number-columns-spanned="3" office:value-type="string">
            <text:p text:style-name="P11"><text:span text:style-name="Default_20_Paragraph_20_Font"><text:span text:style-name="T8">DOM events</text:span></text:span></text:p>
          </table:table-cell>
          <table:covered-table-cell/>
          <table:covered-table-cell/>
        </table:table-row>
        <table:table-row>
          <table:table-cell table:style-name="Table1.A4" table:number-columns-spanned="3" office:value-type="string">
            <text:p text:style-name="P12"><text:span text:style-name="Source_20_Text"><text:span text:style-name="T9">target.addEventListener(&lt;type&gt;,&lt;listener&gt;[,useCapture]</text:span></text:span><text:span text:style-name="Source_20_Text"><text:span text:style-name="T16">);</text:span></text:span><text:span text:style-name="Source_20_Text"><text:span text:style-name="T17"> or</text:span></text:span><text:span text:style-name="Source_20_Text"><text:span text:style-name="T18"> target.addEventListener</text:span></text:span><text:span text:style-name="Source_20_Text"><text:span text:style-name="T17">(</text:span></text:span><text:span text:style-name="Source_20_Text"><text:span text:style-name="T9">&lt;type&gt;,&lt;listener&gt;[,options]);</text:span></text:span></text:p>
            <text:p text:style-name="P12"><text:span text:style-name="Source_20_Text"><text:span text:style-name="T9">target.removeEventListener(&lt;type&gt;,&lt;listener&gt;[,useCapture]</text:span></text:span><text:span text:style-name="Source_20_Text"><text:span text:style-name="T16">);</text:span></text:span><text:span text:style-name="Source_20_Text"><text:span text:style-name="T17"> or </text:span></text:span><text:span text:style-name="Source_20_Text"><text:span text:style-name="T18">target.removeEventListener(</text:span></text:span><text:span text:style-name="Source_20_Text"><text:span text:style-name="T9">&lt;type&gt;,&lt;listener&gt;[,options]);</text:span></text:span></text:p>
            <text:p text:style-name="P13"><text:span text:style-name="Source_20_Text"><text:span text:style-name="T9">target.dispatchEvent(&lt;event&gt;); </text:span></text:span><text:span text:style-name="Source_20_Text"><text:span text:style-name="T19">and</text:span></text:span><text:span text:style-name="Source_20_Text"><text:span text:style-name="T20"> </text:span></text:span><text:span text:style-name="Source_20_Text"><text:span text:style-name="T9">target.type();</text:span></text:span><text:span text:style-name="Source_20_Text"><text:span text:style-name="T17"> or </text:span></text:span><text:span text:style-name="Source_20_Text"><text:span text:style-name="T9">target["type"]();</text:span></text:span></text:p>
          </table:table-cell>
          <table:covered-table-cell/>
          <table:covered-table-cell/>
        </table:table-row>
      </table:table>
      <text:p text:style-name="P14"/>
      <text:p text:style-name="P1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element.classList</text:p>
          </table:table-cell>
          <table:table-cell table:style-name="Table2.B1" office:value-type="string">
            <text:p text:style-name="P3">JSON</text:p>
          </table:table-cell>
        </table:table-row>
        <table:table-row>
          <table:table-cell table:style-name="Table2.A2" office:value-type="string">
            <text:p text:style-name="P5"/>
            <text:p text:style-name="P13"><text:span text:style-name="Source_20_Text"><text:span text:style-name="T9">IE10+IE11 don't have support for classList on SVG or MathML elements.</text:span></text:span></text:p>
            <text:p text:style-name="P5"/>
            <text:p text:style-name="P6">element.classList.add(String[,String]);</text:p>
            <text:p text:style-name="P5">IE10+11: yes (except the multiple arguments)</text:p>
            <text:p text:style-name="P16"/>
            <text:p text:style-name="P6">element.classList.remove(String[,String]);</text:p>
            <text:p text:style-name="P17">IE10+11: yes (except the multiple arguments)</text:p>
            <text:p text:style-name="P17">- Removing a class that does not exist, does NOT throw an error.</text:p>
            <text:p text:style-name="P5"/>
            <text:p text:style-name="P6">element.classList.contains(String);</text:p>
            <text:p text:style-name="P5">IE10+11: yes</text:p>
            <text:p text:style-name="P16"/>
            <text:p text:style-name="P6">element.classList.toggle(String[,force]);</text:p>
            <text:p text:style-name="P17">IE10+11: yes (except the second argument)</text:p>
            <text:p text:style-name="P17">- When only one argument is present: Toggle class value; if class exists then remove it and return false, if not, then add it and return true.</text:p>
            <text:p text:style-name="P17">- When a second argument is present: If the second argument evaluates to true, add specified class value, and if it evaluates to false, remove it.</text:p>
            <text:p text:style-name="P5"/>
            <text:p text:style-name="P6">element.classList.item(Number);</text:p>
            <text:p text:style-name="P5">IE10+11: yes</text:p>
            <text:p text:style-name="P5"/>
            <text:p text:style-name="P6">element.classList.length;</text:p>
            <text:p text:style-name="P5">IE10+11: yes</text:p>
            <text:p text:style-name="P16"/>
            <text:p text:style-name="P6">element.classList.replace(oldClass, newClass);</text:p>
            <text:p text:style-name="P17">IE10+11: No and the method isn't compatible with the Safari and mobile browsers too.</text:p>
            <text:p text:style-name="P16"/>
            <text:p text:style-name="P6">Remove all classes:</text:p>
            <text:p text:style-name="Standard"><text:span text:style-name="Source_20_Text"><text:span text:style-name="T9">element.className = "";</text:span></text:span></text:p>
            <text:p text:style-name="P5"/>
          </table:table-cell>
          <table:table-cell table:style-name="Table2.B2" office:value-type="string">
            <text:p text:style-name="P5"/>
            <text:p text:style-name="P5">IE8+</text:p>
            <text:p text:style-name="P5"/>
            <text:p text:style-name="Standard"><text:span text:style-name="Default_20_Paragraph_20_Font"><text:span text:style-name="T8">Valid Data Types</text:span></text:span></text:p>
            <text:p text:style-name="P5">- string</text:p>
            <text:p text:style-name="P5">- number</text:p>
            <text:p text:style-name="P5">- object (containing valid JSON values)</text:p>
            <text:p text:style-name="P5">- array</text:p>
            <text:p text:style-name="P5">- boolean</text:p>
            <text:p text:style-name="P5">- date</text:p>
            <text:p text:style-name="P5">- null</text:p>
            <text:p text:style-name="P5"/>
            <text:p text:style-name="Standard"><text:span text:style-name="Default_20_Paragraph_20_Font"><text:span text:style-name="T8">Invalid Data Types</text:span></text:span></text:p>
            <text:p text:style-name="P5">- function</text:p>
            <text:p text:style-name="P5">- Symbol</text:p>
            <text:p text:style-name="Standard"><text:span text:style-name="Default_20_Paragraph_20_Font"><text:span text:style-name="T9">- NaN, Infinity, undefined</text:span></text:span><text:span text:style-name="Default_20_Paragraph_20_Font"><text:span text:style-name="T10"> – will be "null"</text:span></text:span></text:p>
            <text:p text:style-name="P5">- an object with method(s) (functions)</text:p>
            <text:p text:style-name="Standard"><text:span text:style-name="Default_20_Paragraph_20_Font"><text:span text:style-name="T9">- Map, Set, WeakMap, WeakSet</text:span></text:span><text:span text:style-name="Default_20_Paragraph_20_Font"><text:span text:style-name="T10"> – fix: convert to array</text:span></text:span></text:p>
            <text:p text:style-name="Standard"><text:span text:style-name="Default_20_Paragraph_20_Font"><text:span text:style-name="T9">- BigInt - </text:span></text:span><text:span text:style-name="Default_20_Paragraph_20_Font"><text:span text:style-name="T10">fixed in Celestra - BigInt.prototype.toJSON();</text:span></text:span></text:p>
            <text:p text:style-name="P5"/>
            <text:p text:style-name="P6">JSON.stringify(value[,replacer[,space]]);</text:p>
            <text:p text:style-name="P5">Convert a JavaScript object to a JSON string.</text:p>
            <text:p text:style-name="P5"/>
            <text:p text:style-name="P5">JSON.stringify( { a: 1, b: "2", c: true } );</text:p>
            <text:p text:style-name="P16">// -&gt; "{\"a\":1,\"b\":\"2\",\"c\":true}"</text:p>
            <text:p text:style-name="P16"/>
            <text:p text:style-name="P5">JSON.stringify( [1, 2, 3, 4, 5] );</text:p>
            <text:p text:style-name="P16">// -&gt; "[1,2,3,4,5]"</text:p>
            <text:p text:style-name="P16"/>
            <text:p text:style-name="P6">JSON.parse(text[,reviver]);</text:p>
            <text:p text:style-name="P5">Parses a JSON string and returns a JavaScript object.</text:p>
            <text:p text:style-name="P5"/>
            <text:p text:style-name="P5">JSON.parse(JSON.stringify( {a: 1, b: "2", c: true} ));</text:p>
            <text:p text:style-name="P16">// -&gt; Object { a: 1, b: "2", c: true }</text:p>
            <text:p text:style-name="P16"/>
            <text:p text:style-name="P5">JSON.parse(JSON.stringify( [1, 2, 3, 4, 5] ));</text:p>
            <text:p text:style-name="P16">// -&gt; Array(5) [ 1, 2, 3, 4, 5 ]</text:p>
            <text:p text:style-name="P16"/>
          </table:table-cell>
        </table:table-row>
      </table:table>
      <text:p text:style-name="P7"/>
      <text:p text:style-name="P15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">DOMParser</text:p>
          </table:table-cell>
          <table:table-cell table:style-name="Table3.A1" office:value-type="string">
            <text:p text:style-name="P18">BigInt <text:span text:style-name="T21">(Int64)</text:span></text:p>
          </table:table-cell>
        </table:table-row>
        <table:table-row>
          <table:table-cell table:style-name="Table3.A2" office:value-type="string">
            <text:p text:style-name="P5"/>
            <text:p text:style-name="P13"><text:span text:style-name="Source_20_Text"><text:span text:style-name="T9">IE9: XML support</text:span></text:span></text:p>
            <text:p text:style-name="P13"><text:span text:style-name="Source_20_Text"><text:span text:style-name="T9">IE10+IE11: XML, SVG and HTML support</text:span></text:span></text:p>
            <text:p text:style-name="P5"/>
            <text:p text:style-name="Standard"><text:span text:style-name="Source_20_Text"><text:span text:style-name="T8">var parser = new DOMParser();</text:span></text:span></text:p>
            <text:p text:style-name="Standard"><text:span text:style-name="Source_20_Text"><text:span text:style-name="T8">var doc = parser.parseFromString("sourceStr", "application/xml");</text:span></text:span></text:p>
            <text:p text:style-name="Standard"><text:span text:style-name="Source_20_Text"><text:span text:style-name="T9">Returns a Document, but not a SVGDocument nor a HTMLDocument.</text:span></text:span></text:p>
            <text:p text:style-name="P5"/>
            <text:p text:style-name="Standard"><text:span text:style-name="Source_20_Text"><text:span text:style-name="T8">var parser = new DOMParser();</text:span></text:span></text:p>
            <text:p text:style-name="Standard"><text:span text:style-name="Source_20_Text"><text:span text:style-name="T8">var doc = parser.parseFromString(sourceStr, "image/svg+xml");</text:span></text:span></text:p>
            <text:p text:style-name="Standard"><text:span text:style-name="Source_20_Text"><text:span text:style-name="T9">Returns a SVGDocument, which also is a Document.</text:span></text:span></text:p>
            <text:p text:style-name="P5"/>
            <text:p text:style-name="Standard"><text:span text:style-name="Source_20_Text"><text:span text:style-name="T8">var parser = new DOMParser();</text:span></text:span></text:p>
            <text:p text:style-name="Standard"><text:span text:style-name="Source_20_Text"><text:span text:style-name="T8">var doc = parser.parseFromString(sourceStr, "text/html");</text:span></text:span></text:p>
            <text:p text:style-name="Standard"><text:span text:style-name="Source_20_Text"><text:span text:style-name="T9">Returns a HTML document.</text:span></text:span></text:p>
            <text:p text:style-name="P5"/>
          </table:table-cell>
          <table:table-cell table:style-name="Table3.B2" table:number-rows-spanned="3" office:value-type="string">
            <text:p text:style-name="P5"/>
            <text:p text:style-name="Standard"><text:span text:style-name="Source_20_Text"><text:span text:style-name="T9">let theBiggestInt = 9007199254740991n;</text:span></text:span></text:p>
            <text:p text:style-name="Standard"><text:span text:style-name="Source_20_Text"><text:span text:style-name="T9">let alsoHuge = BigInt(9007199254740991);</text:span></text:span></text:p>
            <text:p text:style-name="Standard"><text:span text:style-name="Source_20_Text"><text:span text:style-name="T9">let hugeString = BigInt("9007199254740991");</text:span></text:span></text:p>
            <text:p text:style-name="Standard"><text:span text:style-name="Source_20_Text"><text:span text:style-name="T9">let hugeHex = BigInt("0x1fffffffffffff");</text:span></text:span></text:p>
            <text:p text:style-name="Standard"><text:span text:style-name="Source_20_Text"><text:span text:style-name="T9">let hugeBin = BigInt("0b11111111111111111111111111111111111111111111111111111");</text:span></text:span></text:p>
            <text:p text:style-name="Standard"><text:span text:style-name="Source_20_Text"><text:span text:style-name="T10">// all -&gt; 9007199254740991n</text:span></text:span></text:p>
            <text:p text:style-name="P5"/>
            <text:p text:style-name="Standard"><text:span text:style-name="Source_20_Text"><text:span text:style-name="T9">typeof 1n; <text:s text:c="9"/></text:span></text:span><text:span text:style-name="Source_20_Text"><text:span text:style-name="T10">// -&gt; "bigint"</text:span></text:span></text:p>
            <text:p text:style-name="Standard"><text:span text:style-name="Source_20_Text"><text:span text:style-name="T9">typeof BigInt("1"); </text:span></text:span><text:span text:style-name="Source_20_Text"><text:span text:style-name="T10">// -&gt; "bigint"</text:span></text:span></text:p>
            <text:p text:style-name="P5"/>
            <text:p text:style-name="Standard"><text:span text:style-name="Source_20_Text"><text:span text:style-name="T8">Operators:</text:span></text:span><text:span text:style-name="Source_20_Text"><text:span text:style-name="T9"> +, *, -, **, %, Bitwise operators (e.g.: &gt;&gt;&gt;)</text:span></text:span></text:p>
            <text:p text:style-name="P5"/>
            <text:p text:style-name="Standard"><text:span text:style-name="Source_20_Text"><text:span text:style-name="T9">!0n <text:s text:c="5"/></text:span></text:span><text:span text:style-name="Source_20_Text"><text:span text:style-name="T10">// -&gt; true</text:span></text:span></text:p>
            <text:p text:style-name="Standard"><text:span text:style-name="Source_20_Text"><text:span text:style-name="T9">!1n <text:s text:c="5"/></text:span></text:span><text:span text:style-name="Source_20_Text"><text:span text:style-name="T10">// -&gt; false</text:span></text:span></text:p>
            <text:p text:style-name="P5"/>
            <text:p text:style-name="Standard"><text:span text:style-name="Source_20_Text"><text:span text:style-name="T9">4n / 2n <text:s/></text:span></text:span><text:span text:style-name="Source_20_Text"><text:span text:style-name="T10">// -&gt; 2n</text:span></text:span></text:p>
            <text:p text:style-name="Standard"><text:span text:style-name="Source_20_Text"><text:span text:style-name="T9">5n / 2n <text:s/></text:span></text:span><text:span text:style-name="Source_20_Text"><text:span text:style-name="T10">// -&gt; 2n, not 2.5n -&gt; rounded</text:span></text:span></text:p>
            <text:p text:style-name="P5"/>
            <text:p text:style-name="Standard"><text:span text:style-name="Source_20_Text"><text:span text:style-name="T9">1n &lt; 2 <text:s text:c="2"/></text:span></text:span><text:span text:style-name="Source_20_Text"><text:span text:style-name="T10">// -&gt; true</text:span></text:span></text:p>
            <text:p text:style-name="Standard"><text:span text:style-name="Source_20_Text"><text:span text:style-name="T9">2n &gt; 1 <text:s text:c="2"/></text:span></text:span><text:span text:style-name="Source_20_Text"><text:span text:style-name="T10">// -&gt; true</text:span></text:span></text:p>
            <text:p text:style-name="Standard"><text:span text:style-name="Source_20_Text"><text:span text:style-name="T9">2n &gt; 2 <text:s text:c="2"/></text:span></text:span><text:span text:style-name="Source_20_Text"><text:span text:style-name="T10">// -&gt; false</text:span></text:span></text:p>
            <text:p text:style-name="Standard"><text:span text:style-name="Source_20_Text"><text:span text:style-name="T9">2n &gt;= 2 <text:s/></text:span></text:span><text:span text:style-name="Source_20_Text"><text:span text:style-name="T10">// -&gt; true</text:span></text:span></text:p>
            <text:p text:style-name="P5"/>
            <text:p text:style-name="Standard"><text:span text:style-name="Source_20_Text"><text:span text:style-name="T9">let mixed = [4n, 6, -12n, 10, 4, 0, 0n];</text:span></text:span></text:p>
            <text:p text:style-name="Standard"><text:span text:style-name="Source_20_Text"><text:span text:style-name="T9">mixed.sort();</text:span></text:span><text:span text:style-name="Source_20_Text"><text:span text:style-name="T10">// -&gt; [-12n, 0, 0n, 4n, 4, 6, 10]</text:span></text:span></text:p>
            <text:p text:style-name="P5"/>
            <text:p text:style-name="Standard"><text:span text:style-name="Source_20_Text"><text:span text:style-name="T8">Methods</text:span></text:span></text:p>
            <text:p text:style-name="Standard"><text:span text:style-name="Source_20_Text"><text:span text:style-name="T9">BigInt.asIntN();</text:span></text:span></text:p>
            <text:p text:style-name="Standard"><text:span text:style-name="Source_20_Text"><text:span text:style-name="T10"><text:s text:c="2"/>- BigInt value to a signed integer</text:span></text:span></text:p>
            <text:p text:style-name="Standard"><text:span text:style-name="Source_20_Text"><text:span text:style-name="T9">BigInt.asUintN();</text:span></text:span></text:p>
            <text:p text:style-name="Standard"><text:span text:style-name="Source_20_Text"><text:span text:style-name="T10"><text:s text:c="2"/>- BigInt value to an unsigned integer</text:span></text:span></text:p>
            <text:p text:style-name="Standard"><text:span text:style-name="Source_20_Text"><text:span text:style-name="T9">BigInt.prototype.toLocaleString();</text:span></text:span></text:p>
            <text:p text:style-name="Standard"><text:span text:style-name="Source_20_Text"><text:span text:style-name="T9">BigInt.prototype.toString();</text:span></text:span></text:p>
            <text:p text:style-name="Standard"><text:span text:style-name="Source_20_Text"><text:span text:style-name="T9">BigInt.prototype.valueOf();</text:span></text:span></text:p>
            <text:p text:style-name="P5"/>
          </table:table-cell>
        </table:table-row>
        <table:table-row>
          <table:table-cell table:style-name="Table3.A3" office:value-type="string">
            <text:p text:style-name="P4">DOMParser sample function</text:p>
          </table:table-cell>
          <table:covered-table-cell table:style-name="Table3.B2"/>
        </table:table-row>
        <table:table-row>
          <table:table-cell table:style-name="Table3.A4" office:value-type="string">
            <text:p text:style-name="P19"/>
            <text:p text:style-name="P19">function parseHTML (str) {</text:p>
            <text:p text:style-name="P19"><text:s text:c="2"/>return Array.from(</text:p>
            <text:p text:style-name="P19"><text:s text:c="4"/>(new DOMParser())</text:p>
            <text:p text:style-name="P19"><text:s text:c="6"/>.parseFromString(str, "text/html")</text:p>
            <text:p text:style-name="P19"><text:s text:c="6"/>.childNodes[0]</text:p>
            <text:p text:style-name="P19"><text:s text:c="6"/>.childNodes[1]</text:p>
            <text:p text:style-name="P19"><text:s text:c="6"/>.childNodes</text:p>
            <text:p text:style-name="P19"><text:s text:c="2"/>);</text:p>
            <text:p text:style-name="P19">}</text:p>
            <text:p text:style-name="P19"/>
            <text:p text:style-name="P19">parseHTML(</text:p>
            <text:p text:style-name="P19"><text:s text:c="2"/>"&lt;div&gt;1&lt;p&gt;2&lt;/p&gt;&lt;p&gt;3&lt;/p&gt;&lt;/div&gt;"</text:p>
            <text:p text:style-name="P19"><text:s text:c="2"/>+ "&lt;div&gt;4&lt;p&gt;5&lt;/p&gt;&lt;p&gt;6&lt;/p&gt;&lt;/div&gt;"</text:p>
            <text:p text:style-name="P19"><text:s text:c="2"/>+ "&lt;div&gt;7&lt;/div&gt;"</text:p>
            <text:p text:style-name="P19"><text:s text:c="2"/>+ "&lt;p&gt;8&lt;/p&gt;"</text:p>
            <text:p text:style-name="P19">);</text:p>
            <text:p text:style-name="P20">// -&gt; Array(4) [ div, div, div, p ]</text:p>
            <text:p text:style-name="P20">// Tested in IE11, Edge, Firefox and Chrome.</text:p>
            <text:p text:style-name="P19"/>
          </table:table-cell>
          <table:covered-table-cell table:style-name="Table3.B2"/>
        </table:table-row>
      </table:table>
      <text:p text:style-name="P7"/>
      <text:p text:style-name="P7"/>
      <text:p text:style-name="P7"/>
      <text:p text:style-name="P21"><text:soft-page-break/></text:p>
      <table:table table:name="Táblázat1" table:style-name="Táblázat1">
        <table:table-column table:style-name="Táblázat1.A"/>
        <table:table-column table:style-name="Táblázat1.B"/>
        <table:table-row table:style-name="Táblázat1.1">
          <table:table-cell table:style-name="Táblázat1.A1" office:value-type="string">
            <text:p text:style-name="P22">Fetch</text:p>
          </table:table-cell>
          <table:table-cell table:style-name="Táblázat1.B1" office:value-type="string">
            <text:p text:style-name="P23">Fetch <text:span text:style-name="T22">POST</text:span></text:p>
          </table:table-cell>
        </table:table-row>
        <table:table-row>
          <table:table-cell table:style-name="Táblázat1.A2" office:value-type="string">
            <text:p text:style-name="P24"/>
            <text:p text:style-name="P25">Firefox, <text:span text:style-name="T23">Firefox for Android</text:span> 39</text:p>
            <text:p text:style-name="P25">Chrome, <text:span text:style-name="T23">Chrome Android, WebView Android</text:span> 42</text:p>
            <text:p text:style-name="P25">Edge 14</text:p>
            <text:p text:style-name="P25">Opera 29</text:p>
            <text:p text:style-name="P25">Safari 10.1, <text:span text:style-name="T23">Safari on iOS 10.3</text:span></text:p>
            <text:p text:style-name="P25">Samsung <text:span text:style-name="T24">I</text:span><text:span text:style-name="T25">nternet</text:span><text:span text:style-name="T24"> </text:span>4.0</text:p>
            <text:p text:style-name="P26">Deno 1, Node.js 18</text:p>
            <text:p text:style-name="P27"/>
            <text:p text:style-name="P28">// Example GET method implementation with TEXT:</text:p>
            <text:p text:style-name="P27">fetch("https://api.coindesk.com/v1/bpi/currentprice.json")</text:p>
            <text:p text:style-name="P27"><text:s text:c="2"/>.then( response =&gt; response.text() )</text:p>
            <text:p text:style-name="P27"><text:s text:c="2"/>.then( data =&gt; console.log(data) )</text:p>
            <text:p text:style-name="P27"><text:s text:c="2"/>.catch( error =&gt; console.log(error) );</text:p>
            <text:p text:style-name="P27"/>
            <text:p text:style-name="P28">// Example GET method implementation with JSON:</text:p>
            <text:p text:style-name="P27">fetch("https://api.coindesk.com/v1/bpi/currentprice.json")</text:p>
            <text:p text:style-name="P27"><text:s text:c="2"/>.then( response =&gt; response.json() )</text:p>
            <text:p text:style-name="P27"><text:s text:c="2"/>.then( data =&gt; console.log(data.bpi.USD.rate) )</text:p>
            <text:p text:style-name="P27"><text:s text:c="2"/>.catch( error =&gt; console.log(error) );</text:p>
            <text:p text:style-name="P27"/>
            <text:p text:style-name="P28">// Example GET method implementation with TEXT and JSON:</text:p>
            <text:p text:style-name="P27">fetch("https://api.coindesk.com/v1/bpi/currentprice.json")</text:p>
            <text:p text:style-name="P27"><text:s text:c="2"/>.then( response =&gt; response.text() )</text:p>
            <text:p text:style-name="P27"><text:s text:c="2"/>.then(text =&gt; console.log(JSON.parse(text).bpi.USD.rate+"\n"+text))</text:p>
            <text:p text:style-name="P27"><text:s text:c="2"/>.catch( error =&gt; console.log(error) );</text:p>
            <text:p text:style-name="P27"/>
            <text:p text:style-name="P28">// Example POST method implementation with upload JSON data:</text:p>
            <text:p text:style-name="P27">const data = { username: "example" };</text:p>
            <text:p text:style-name="P27">fetch("https://example.com/profile", {</text:p>
            <text:p text:style-name="P27"><text:s text:c="4"/>method: "POST", // or "PUT"</text:p>
            <text:p text:style-name="P27"><text:s text:c="4"/>headers: { "Content-Type": "application/json", },</text:p>
            <text:p text:style-name="P27"><text:s text:c="4"/>body: JSON.stringify(data),</text:p>
            <text:p text:style-name="P27"><text:s text:c="2"/>})</text:p>
            <text:p text:style-name="P27"><text:s text:c="2"/>.then(response =&gt; response.json())</text:p>
            <text:p text:style-name="P27"><text:s text:c="2"/>.then(data =&gt; { console.log("Success:", data); })</text:p>
            <text:p text:style-name="P27"><text:s text:c="2"/>.catch((error) =&gt; { console.error("Error:", error); });</text:p>
            <text:p text:style-name="P27"/>
            <text:p text:style-name="P24"/>
          </table:table-cell>
          <table:table-cell table:style-name="Táblázat1.B2" office:value-type="string">
            <text:p text:style-name="P29"/>
            <text:p text:style-name="P29">// Example POST method implementation:</text:p>
            <text:p text:style-name="P30">// Default options are marked with *</text:p>
            <text:p text:style-name="P31">async function postData(url = "<text:span text:style-name="T26">url</text:span>", data = {}) {</text:p>
            <text:p text:style-name="P31"><text:s text:c="2"/>const response = await fetch(url, {</text:p>
            <text:p text:style-name="P32"><text:s text:c="4"/>method: "POST", </text:p>
            <text:p text:style-name="P33"><text:s text:c="4"/>// *GET, POST, PUT, DELETE, etc.</text:p>
            <text:p text:style-name="P32"><text:s text:c="4"/>mode: "cors",</text:p>
            <text:p text:style-name="P33"><text:s text:c="4"/>// no-cors, *cors, same-origin</text:p>
            <text:p text:style-name="P32"><text:s text:c="4"/>cache: "no-cache", </text:p>
            <text:p text:style-name="P33"><text:s text:c="4"/>// *default, no-cache, reload, force-cache, only-if-cached</text:p>
            <text:p text:style-name="P32"><text:s text:c="4"/>credentials: "same-origin", </text:p>
            <text:p text:style-name="P33"><text:s text:c="4"/>// include, *same-origin, omit</text:p>
            <text:p text:style-name="P34"><text:s text:c="4"/>headers: {"Content-Type": "application/json"},</text:p>
            <text:p text:style-name="P31"><text:s text:c="4"/><text:span text:style-name="T27">// "Content-Type": "application/x-www-form-urlencoded"</text:span></text:p>
            <text:p text:style-name="P32"><text:s text:c="4"/>redirect: "follow", </text:p>
            <text:p text:style-name="P33"><text:s text:c="4"/>// manual, *follow, error</text:p>
            <text:p text:style-name="P35"><text:s text:c="4"/>referrerPolicy: "no-referrer",</text:p>
            <text:p text:style-name="P36"><text:s text:c="4"/>// no-referrer, *no-referrer-when-downgrade, origin, origin-when-cross-origin, same-origin, strict-origin, strict-origin-when-cross-origin, unsafe-url</text:p>
            <text:p text:style-name="P35"><text:s text:c="4"/>body: JSON.stringify(data) </text:p>
            <text:p text:style-name="P36"><text:s text:c="4"/>// body data type must match "Content-Type" header</text:p>
            <text:p text:style-name="P31"><text:s text:c="2"/>});</text:p>
            <text:p text:style-name="P37"><text:s text:c="2"/>return response.json();</text:p>
            <text:p text:style-name="P38"><text:s text:c="2"/>// parses JSON response into native JavaScript objects</text:p>
            <text:p text:style-name="P31">}</text:p>
            <text:p text:style-name="P31"/>
            <text:p text:style-name="P31">postData("https://example.com/answer", { answer: 42 })</text:p>
            <text:p text:style-name="P31"><text:s text:c="2"/>.then(data =&gt; { console.log(data); });</text:p>
            <text:p text:style-name="P31"><text:s text:c="2"/><text:span text:style-name="T27">// JSON data parsed by `data.json()` call</text:span></text:p>
            <text:p text:style-name="P29"/>
          </table:table-cell>
        </table:table-row>
      </table:table>
      <text:p text:style-name="P21"/>
      <text:p text:style-name="P21"/>
      <text:p text:style-name="P21"><text:soft-pag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39">Nullish coalescing operator</text:p>
            <text:p text:style-name="P40">x ?? y</text:p>
          </table:table-cell>
          <table:table-cell table:style-name="Table4.A1" office:value-type="string">
            <text:p text:style-name="P39">Logical nullish assignment</text:p>
            <text:p text:style-name="P41">x ??= y</text:p>
          </table:table-cell>
          <table:table-cell table:style-name="Table4.A1" office:value-type="string">
            <text:p text:style-name="P39">Logical AND assign<text:span text:style-name="T28">m</text:span><text:span text:style-name="T29">ent</text:span></text:p>
            <text:p text:style-name="P41">x &amp;&amp;= y</text:p>
          </table:table-cell>
          <table:table-cell table:style-name="Table4.D1" office:value-type="string">
            <text:p text:style-name="P39">Logical OR assignment</text:p>
            <text:p text:style-name="P41">x ||= y</text:p>
          </table:table-cell>
        </table:table-row>
        <table:table-row>
          <table:table-cell table:style-name="Table4.A2" office:value-type="string">
            <text:p text:style-name="P42">FF 7<text:span text:style-name="T30">2</text:span>, Chrome and Edge 8<text:span text:style-name="T30">0</text:span>, Safari 1<text:span text:style-name="T30">3.1</text:span>, <text:span text:style-name="T30">Safari on iOS 13.4, </text:span>Samsung Internet <text:span text:style-name="T30">13</text:span></text:p>
          </table:table-cell>
          <table:table-cell table:style-name="Table4.B2" table:number-columns-spanned="3" office:value-type="string">
            <text:p text:style-name="P43">FF 79, Chrome and Edge 85, Safari 14, Samsung Internet 14</text:p>
          </table:table-cell>
          <table:covered-table-cell/>
          <table:covered-table-cell/>
        </table:table-row>
        <table:table-row>
          <table:table-cell table:style-name="Table4.A3" office:value-type="string">
            <text:p text:style-name="P44"/>
            <text:p text:style-name="P44">The nullish coalescing operator (??) is a logical operator that <text:span text:style-name="T31">returns its right-hand side operand when its left-hand side operand is null or undefined</text:span>, <text:span text:style-name="T31">and otherwise returns its left-hand side operand.</text:span></text:p>
            <text:p text:style-name="P45"/>
          </table:table-cell>
          <table:table-cell table:style-name="Table4.B3" office:value-type="string">
            <text:p text:style-name="P44"/>
            <text:p text:style-name="P44">The logical nullish assignment <text:s/>operator <text:span text:style-name="T31">only assigns if x is nullish</text:span> <text:span text:style-name="T31">(null or undefined)</text:span>.</text:p>
            <text:p text:style-name="P44"/>
          </table:table-cell>
          <table:table-cell table:style-name="Table4.C3" office:value-type="string">
            <text:p text:style-name="P44"/>
            <text:p text:style-name="P44">The logical AND assignment <text:s/>operator <text:span text:style-name="T31">only assigns if x is truthy</text:span>.</text:p>
            <text:p text:style-name="P46"/>
          </table:table-cell>
          <table:table-cell table:style-name="Table4.D3" office:value-type="string">
            <text:p text:style-name="P44"/>
            <text:p text:style-name="P47">The logical OR assignment <text:s/>operator <text:span text:style-name="T31">only assigns if x is falsy</text:span>.</text:p>
            <text:p text:style-name="P47"><text:s/></text:p>
            <text:p text:style-name="P48">(false, 0, -0, 0n, "", '', ``, null, undefined, NaN)</text:p>
            <text:p text:style-name="P49"/>
          </table:table-cell>
        </table:table-row>
        <table:table-row>
          <table:table-cell table:style-name="Table4.A4" office:value-type="string">
            <text:p text:style-name="P50"/>
            <text:p text:style-name="P50">const nullValue = null;</text:p>
            <text:p text:style-name="P50">const emptyText = ""; <text:span text:style-name="T27">// falsy</text:span></text:p>
            <text:p text:style-name="P50">const someNumber = 42;</text:p>
            <text:p text:style-name="P50"/>
            <text:p text:style-name="P50">const valA = nullValue ?? "defaultA"; </text:p>
            <text:p text:style-name="P51">// "defaultA"</text:p>
            <text:p text:style-name="P50"/>
            <text:p text:style-name="P50">const valB = emptyText ?? "default B";</text:p>
            <text:p text:style-name="P51">// "" (empty string is not null or undefined)</text:p>
            <text:p text:style-name="P50"/>
            <text:p text:style-name="P50">const valC = someNumber ?? 0;</text:p>
            <text:p text:style-name="P51">// 42</text:p>
            <text:p text:style-name="P51"/>
          </table:table-cell>
          <table:table-cell table:style-name="Table4.B3" office:value-type="string">
            <text:p text:style-name="P48"/>
            <text:p text:style-name="P48">function config (options) {</text:p>
            <text:p text:style-name="P48"><text:s text:c="2"/>options.duration ??= 100;</text:p>
            <text:p text:style-name="P48"><text:s text:c="2"/>options.speed ??= 25;</text:p>
            <text:p text:style-name="P48"><text:s text:c="2"/>return options;</text:p>
            <text:p text:style-name="P48">}</text:p>
            <text:p text:style-name="P48"/>
            <text:p text:style-name="P48">config({duration: 125}); </text:p>
            <text:p text:style-name="P52">// {duration: 125, speed: 25}</text:p>
            <text:p text:style-name="P48"/>
            <text:p text:style-name="P48">config({}); </text:p>
            <text:p text:style-name="P52">// {duration: 100, speed: 25}</text:p>
            <text:p text:style-name="P48"/>
          </table:table-cell>
          <table:table-cell table:style-name="Table4.C4" office:value-type="string">
            <text:p text:style-name="P48"/>
            <text:p text:style-name="P48">let x = 0;</text:p>
            <text:p text:style-name="P48">let y = 1;</text:p>
            <text:p text:style-name="P48"/>
            <text:p text:style-name="P48">x &amp;&amp;= 0; <text:span text:style-name="T27">// 0</text:span></text:p>
            <text:p text:style-name="P48">x &amp;&amp;= 1; <text:span text:style-name="T27">// 0</text:span></text:p>
            <text:p text:style-name="P48">y &amp;&amp;= 1; <text:span text:style-name="T27">// 1</text:span></text:p>
            <text:p text:style-name="P48">y &amp;&amp;= 0; <text:span text:style-name="T27">// 0</text:span></text:p>
            <text:p text:style-name="P52"/>
          </table:table-cell>
          <table:table-cell table:style-name="Table4.D4" office:value-type="string">
            <text:p text:style-name="P44"/>
            <text:p text:style-name="P50">const a = { </text:p>
            <text:p text:style-name="P50"><text:s text:c="2"/>duration: 50, </text:p>
            <text:p text:style-name="P50"><text:s text:c="2"/>title: ""</text:p>
            <text:p text:style-name="P50">};</text:p>
            <text:p text:style-name="P48"/>
            <text:p text:style-name="P53">a.duration ||= 10;</text:p>
            <text:p text:style-name="P54">// 5</text:p>
            <text:p text:style-name="P48"/>
            <text:p text:style-name="P48">a.title ||= "title is empty.";</text:p>
            <text:p text:style-name="P52">// "title is empty"</text:p>
          </table:table-cell>
        </table:table-row>
        <table:table-row>
          <table:table-cell table:style-name="Table4.A4" office:value-type="string">
            <text:p text:style-name="P50"/>
            <text:p text:style-name="P50">let count = 0;</text:p>
            <text:p text:style-name="P50">let text = "";</text:p>
            <text:p text:style-name="P50">let qty = count || 42; <text:span text:style-name="T27">// 42</text:span></text:p>
            <text:p text:style-name="P51">let message = text || "hi!"; // "hi!"</text:p>
            <text:p text:style-name="P51"/>
          </table:table-cell>
          <table:table-cell table:style-name="Table4.B3" office:value-type="string">
            <text:p text:style-name="P48"/>
            <text:p text:style-name="P50">const a = { duration: 50 };</text:p>
            <text:p text:style-name="P50">a.duration ??= 10; <text:span text:style-name="T27">// 50</text:span></text:p>
            <text:p text:style-name="P50">a.speed ??= 25; <text:s text:c="3"/><text:span text:style-name="T27">// 25</text:span></text:p>
            <text:p text:style-name="P51"/>
          </table:table-cell>
          <table:table-cell table:style-name="Table4.C4" office:value-type="string">
            <text:p text:style-name="P48"/>
            <text:p text:style-name="P50">let a = 1;</text:p>
            <text:p text:style-name="P50">let b = 0;</text:p>
            <text:p text:style-name="P50">a &amp;&amp;= 2; <text:span text:style-name="T27">// 2</text:span></text:p>
            <text:p text:style-name="P50">b &amp;&amp;= 2; <text:span text:style-name="T27">// 0</text:span></text:p>
            <text:p text:style-name="P51"/>
          </table:table-cell>
          <table:table-cell table:style-name="Table4.D4" office:value-type="string">
            <text:p text:style-name="P44"/>
          </table:table-cell>
        </table:table-row>
        <table:table-row table:style-name="Table4.1">
          <table:table-cell table:style-name="Table4.A6" table:number-columns-spanned="2" office:value-type="string">
            <text:p text:style-name="P55"/>
          </table:table-cell>
          <table:covered-table-cell/>
          <table:table-cell table:style-name="Table4.C6" office:value-type="string">
            <text:p text:style-name="P39">equivalent</text:p>
          </table:table-cell>
          <table:table-cell table:style-name="Table4.D6" office:value-type="string">
            <text:p text:style-name="P39">not equivalent</text:p>
          </table:table-cell>
        </table:table-row>
        <table:table-row table:style-name="Table4.1">
          <table:table-cell table:style-name="Table4.C6" office:value-type="string">
            <text:p text:style-name="P56">Nullish coalescing operator (??)</text:p>
          </table:table-cell>
          <table:table-cell table:style-name="Table4.C6" office:value-type="string">
            <text:p text:style-name="P57">x ?? y </text:p>
          </table:table-cell>
          <table:table-cell table:style-name="Table4.C7" office:value-type="string">
            <text:p text:style-name="P58">(x != null) ? x : y</text:p>
          </table:table-cell>
          <table:table-cell table:style-name="Table4.D7" office:value-type="string">
            <text:p text:style-name="P59"/>
          </table:table-cell>
        </table:table-row>
        <table:table-row table:style-name="Table4.1">
          <table:table-cell table:style-name="Table4.C6" office:value-type="string">
            <text:p text:style-name="P56">Logical nullish assignment (??=)</text:p>
          </table:table-cell>
          <table:table-cell table:style-name="Table4.C6" office:value-type="string">
            <text:p text:style-name="P60">x ??= y</text:p>
          </table:table-cell>
          <table:table-cell table:style-name="Table4.C8" office:value-type="string">
            <text:p text:style-name="P61">x ?? (x = y);</text:p>
          </table:table-cell>
          <table:table-cell table:style-name="Table4.D8" office:value-type="string">
            <text:p text:style-name="P59">x = x ?? y;</text:p>
          </table:table-cell>
        </table:table-row>
        <table:table-row table:style-name="Table4.1">
          <table:table-cell table:style-name="Table4.C6" office:value-type="string">
            <text:p text:style-name="P56">Logical AND assignment (&amp;&amp;=)</text:p>
          </table:table-cell>
          <table:table-cell table:style-name="Table4.C6" office:value-type="string">
            <text:p text:style-name="P60">x &amp;&amp;= y</text:p>
          </table:table-cell>
          <table:table-cell table:style-name="Table4.C9" office:value-type="string">
            <text:p text:style-name="P59">x &amp;&amp; (x = y);</text:p>
          </table:table-cell>
          <table:table-cell table:style-name="Table4.D9" office:value-type="string">
            <text:p text:style-name="P59">x = x &amp;&amp; y;</text:p>
          </table:table-cell>
        </table:table-row>
        <table:table-row table:style-name="Table4.1">
          <table:table-cell table:style-name="Table4.C6" office:value-type="string">
            <text:p text:style-name="P56">Logical OR assignment (||=)</text:p>
          </table:table-cell>
          <table:table-cell table:style-name="Table4.C6" office:value-type="string">
            <text:p text:style-name="P55">x ||= y</text:p>
          </table:table-cell>
          <table:table-cell table:style-name="Table4.C10" office:value-type="string">
            <text:p text:style-name="P59">x || (x = y);</text:p>
          </table:table-cell>
          <table:table-cell table:style-name="Table4.D10" office:value-type="string">
            <text:p text:style-name="P59">x = x || y;</text:p>
          </table:table-cell>
        </table:table-row>
      </table:table>
      <text:p text:style-name="P21"><text:soft-page-break/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table:number-columns-spanned="3" office:value-type="string">
            <text:p text:style-name="P62">Reflect object</text:p>
          </table:table-cell>
          <table:covered-table-cell/>
          <table:covered-table-cell/>
        </table:table-row>
        <table:table-row>
          <table:table-cell table:style-name="Table5.A2" table:number-columns-spanned="3" office:value-type="string">
            <text:p text:style-name="P63">ES6, no IE11 support - FF <text:span text:style-name="T32">4</text:span><text:span text:style-name="T30">2</text:span>, Chrome <text:span text:style-name="T32">49, </text:span>Edge <text:span text:style-name="T32">12</text:span>, Safari 1<text:span text:style-name="T32">0</text:span>, <text:span text:style-name="T30">Safari on iOS 1</text:span><text:span text:style-name="T32">0</text:span><text:span text:style-name="T30">, </text:span>Samsung Internet <text:span text:style-name="T32">5.0</text:span></text:p>
          </table:table-cell>
          <table:covered-table-cell/>
          <table:covered-table-cell/>
        </table:table-row>
        <table:table-row table:style-name="Table5.3">
          <table:table-cell table:style-name="Table5.A3" office:value-type="string">
            <text:p text:style-name="P64">Function</text:p>
          </table:table-cell>
          <table:table-cell table:style-name="Table5.A3" office:value-type="string">
            <text:p text:style-name="P62">Description</text:p>
          </table:table-cell>
          <table:table-cell table:style-name="Table5.C3" office:value-type="string">
            <text:p text:style-name="P65">equivalent</text:p>
          </table:table-cell>
        </table:table-row>
        <table:table-row>
          <table:table-cell table:style-name="Table5.A4" office:value-type="string">
            <text:p text:style-name="P44">Reflect.apply(target, thisArgument, argumentsList);</text:p>
          </table:table-cell>
          <table:table-cell table:style-name="Table5.B4" office:value-type="string">
            <text:p text:style-name="P44">Calls a target function with arguments as specified by the argumentsList parameter.</text:p>
          </table:table-cell>
          <table:table-cell table:style-name="Table5.C4" office:value-type="string">
            <text:p text:style-name="P66">Function.prototype.apply.call(target, thisArgument, argumentsList);</text:p>
          </table:table-cell>
        </table:table-row>
        <table:table-row>
          <table:table-cell table:style-name="Table5.A5" office:value-type="string">
            <text:p text:style-name="P67">Reflect.construct(target,argumentsList</text:p>
            <text:p text:style-name="P67">[,newTarget]);</text:p>
          </table:table-cell>
          <table:table-cell table:style-name="Table5.B5" office:value-type="string">
            <text:p text:style-name="P44">The <text:span text:style-name="T33">new operator </text:span>as a function. </text:p>
          </table:table-cell>
          <table:table-cell table:style-name="Table5.C5" office:value-type="string">
            <text:p text:style-name="P68"><text:span text:style-name="Source_20_Text"><text:span text:style-name="T34">new target(...argumentsList);</text:span></text:span></text:p>
          </table:table-cell>
        </table:table-row>
        <table:table-row>
          <table:table-cell table:style-name="Table5.A5" office:value-type="string">
            <text:p text:style-name="P67">Reflect.defineProperty(target,propertyKey,</text:p>
            <text:p text:style-name="P67">attributes);</text:p>
          </table:table-cell>
          <table:table-cell table:style-name="Table5.B5" office:value-type="string">
            <text:p text:style-name="P68"><text:span text:style-name="T35">Similar to Object.defineProperty(). Returns a boolean that is </text:span><text:span text:style-name="Source_20_Text"><text:span text:style-name="T34">true</text:span></text:span><text:span text:style-name="T35"> if the property was successfully defined.</text:span></text:p>
          </table:table-cell>
          <table:table-cell table:style-name="Table5.C6" office:value-type="string">
            <text:p text:style-name="P69"><text:span text:style-name="Source_20_Text"><text:span text:style-name="T34">Object.defineProperty(target, propertyKey,attributes);</text:span></text:span></text:p>
            <text:p text:style-name="P44"/>
          </table:table-cell>
        </table:table-row>
        <table:table-row>
          <table:table-cell table:style-name="Table5.A5" office:value-type="string">
            <text:p text:style-name="P44">Reflect.deleteProperty(target,propertyKey);</text:p>
          </table:table-cell>
          <table:table-cell table:style-name="Table5.B5" office:value-type="string">
            <text:p text:style-name="P44">The delete operator as a function.</text:p>
          </table:table-cell>
          <table:table-cell table:style-name="Table5.C7" office:value-type="string">
            <text:p text:style-name="P44">delete target[propertyKey];</text:p>
          </table:table-cell>
        </table:table-row>
        <table:table-row>
          <table:table-cell table:style-name="Table5.A5" office:value-type="string">
            <text:p text:style-name="P44">Reflect.get(target,propertyKey[,receiver]);</text:p>
          </table:table-cell>
          <table:table-cell table:style-name="Table5.B5" office:value-type="string">
            <text:p text:style-name="P44">Returns the value of the property <text:span text:style-name="T36">of the object</text:span>.</text:p>
          </table:table-cell>
          <table:table-cell table:style-name="Table5.C8" office:value-type="string">
            <text:p text:style-name="P44">target[propertyKey];</text:p>
          </table:table-cell>
        </table:table-row>
        <table:table-row>
          <table:table-cell table:style-name="Table5.A5" office:value-type="string">
            <text:p text:style-name="P67">Reflect.getOwnPropertyDescriptor(target,</text:p>
            <text:p text:style-name="P67">propertyKey);</text:p>
          </table:table-cell>
          <table:table-cell table:style-name="Table5.B5" office:value-type="string">
            <text:p text:style-name="P44">Returns a property descriptor of the given property if it exists on the object, undefined otherwise.</text:p>
          </table:table-cell>
          <table:table-cell table:style-name="Table5.C9" office:value-type="string">
            <text:p text:style-name="P70"><text:span text:style-name="Source_20_Text"><text:span text:style-name="T34">Object.getOwnPropertyDescriptor(</text:span></text:span><text:span text:style-name="Source_20_Text"><text:span text:style-name="T37">target</text:span></text:span><text:span text:style-name="Source_20_Text"><text:span text:style-name="T34">, propertyKey);</text:span></text:span></text:p>
            <text:p text:style-name="P44"/>
          </table:table-cell>
        </table:table-row>
        <table:table-row>
          <table:table-cell table:style-name="Table5.A5" office:value-type="string">
            <text:p text:style-name="P44">Reflect.getPrototypeOf(target);</text:p>
          </table:table-cell>
          <table:table-cell table:style-name="Table5.B5" office:value-type="string">
            <text:p text:style-name="P71"><text:span text:style-name="Source_20_Text"><text:span text:style-name="T34">Object.getPrototypeOf(target);</text:span></text:span></text:p>
          </table:table-cell>
          <table:table-cell table:style-name="Table5.C10" office:value-type="string">
            <text:p text:style-name="P72"><text:span text:style-name="Source_20_Text"><text:span text:style-name="T34">Object.getPrototypeOf(</text:span></text:span><text:span text:style-name="Source_20_Text"><text:span text:style-name="T37">target</text:span></text:span><text:span text:style-name="Source_20_Text"><text:span text:style-name="T34">);</text:span></text:span></text:p>
          </table:table-cell>
        </table:table-row>
        <table:table-row>
          <table:table-cell table:style-name="Table5.A5" office:value-type="string">
            <text:p text:style-name="P44">Reflect.has(target,propertyKey);</text:p>
          </table:table-cell>
          <table:table-cell table:style-name="Table5.B5" office:value-type="string">
            <text:p text:style-name="P44">Returns a boolean whether the target has the property.</text:p>
          </table:table-cell>
          <table:table-cell table:style-name="Table5.C11" office:value-type="string">
            <text:p text:style-name="P73"><text:span text:style-name="T38">p</text:span>ropertyKey <text:span text:style-name="T39">in target;</text:span></text:p>
          </table:table-cell>
        </table:table-row>
        <table:table-row>
          <table:table-cell table:style-name="Table5.A5" office:value-type="string">
            <text:p text:style-name="P44">Reflect.isExtensible(target);</text:p>
          </table:table-cell>
          <table:table-cell table:style-name="Table5.B5" office:value-type="string">
            <text:p text:style-name="P44">Returns a boolean that is true if the target is extensible.</text:p>
          </table:table-cell>
          <table:table-cell table:style-name="Table5.C12" office:value-type="string">
            <text:p text:style-name="P72"><text:span text:style-name="Source_20_Text"><text:span text:style-name="T34">Object.isExtensible(</text:span></text:span><text:span text:style-name="Source_20_Text"><text:span text:style-name="T37">target</text:span></text:span><text:span text:style-name="Source_20_Text"><text:span text:style-name="T34">);</text:span></text:span></text:p>
            <text:p text:style-name="P44"/>
          </table:table-cell>
        </table:table-row>
        <table:table-row>
          <table:table-cell table:style-name="Table5.A5" office:value-type="string">
            <text:p text:style-name="P44">Reflect.ownKeys(target);</text:p>
          </table:table-cell>
          <table:table-cell table:style-name="Table5.B5" office:value-type="string">
            <text:p text:style-name="P44">Returns an array of the target object's own (not inherited) property keys.</text:p>
          </table:table-cell>
          <table:table-cell table:style-name="Table5.C13" office:value-type="string">
            <text:p text:style-name="P44">Object.getOwnPropertyNames(target).concat(Object.getOwnPropertySymbols(target));</text:p>
          </table:table-cell>
        </table:table-row>
        <table:table-row>
          <table:table-cell table:style-name="Table5.A5" office:value-type="string">
            <text:p text:style-name="P44">Reflect.preventExtensions(target);</text:p>
          </table:table-cell>
          <table:table-cell table:style-name="Table5.B5" office:value-type="string">
            <text:p text:style-name="P44"><text:span text:style-name="T40">P</text:span>revents new properties from ever being added to an object. <text:span text:style-name="T38">S</text:span>imilar to Object.preventExtensions().</text:p>
          </table:table-cell>
          <table:table-cell table:style-name="Table5.C14" office:value-type="string">
            <text:p text:style-name="P74"><text:span text:style-name="Source_20_Text"><text:span text:style-name="T34">Object.preventExtensions(target);</text:span></text:span></text:p>
            <text:p text:style-name="P75"/>
          </table:table-cell>
        </table:table-row>
        <table:table-row>
          <table:table-cell table:style-name="Table5.A5" office:value-type="string">
            <text:p text:style-name="P67">Reflect.set(target,propertyKey,value</text:p>
            <text:p text:style-name="P67">[,receiver]);</text:p>
          </table:table-cell>
          <table:table-cell table:style-name="Table5.B5" office:value-type="string">
            <text:p text:style-name="P44"><text:span text:style-name="T40">A</text:span>ssigns values to properties. Returns a boolean that is true if the update was successful.</text:p>
          </table:table-cell>
          <table:table-cell table:style-name="Table5.C15" office:value-type="string">
            <text:p text:style-name="P75">target[propertyKey] = value;</text:p>
          </table:table-cell>
        </table:table-row>
        <table:table-row>
          <table:table-cell table:style-name="Table5.A16" office:value-type="string">
            <text:p text:style-name="P44">Reflect.setPrototypeOf(target,prototype);</text:p>
          </table:table-cell>
          <table:table-cell table:style-name="Table5.B16" office:value-type="string">
            <text:p text:style-name="P44"><text:span text:style-name="T40">S</text:span>ets the prototype of an object. Returns a boolean that is true if the update was successful.</text:p>
          </table:table-cell>
          <table:table-cell table:style-name="Table5.C16" office:value-type="string">
            <text:p text:style-name="P69"><text:span text:style-name="Source_20_Text"><text:span text:style-name="T34">Object.setPrototypeOf(target,prototype);</text:span></text:span></text:p>
            <text:p text:style-name="P44"/>
          </table:table-cell>
        </table:table-row>
      </table:table>
      <text:p text:style-name="P21"><text:soft-page-break/></text:p>
      <text:p text:style-name="P76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77">Map <text:span text:style-name="T41">Object</text:span></text:p>
          </table:table-cell>
          <table:table-cell table:style-name="Table6.B1" office:value-type="string">
            <text:p text:style-name="P77">Set <text:span text:style-name="T41">Object </text:span><text:span text:style-name="T42">helper functions</text:span></text:p>
          </table:table-cell>
        </table:table-row>
        <table:table-row>
          <table:table-cell table:style-name="Table6.A2" office:value-type="string">
            <text:p text:style-name="P78"/>
            <text:p text:style-name="P79"><text:span text:style-name="T43">var myMap = new Map(</text:span><text:span text:style-name="T41">[iterable]</text:span><text:span text:style-name="T43">);</text:span></text:p>
            <text:p text:style-name="P78"/>
            <text:p text:style-name="P78">// <text:span text:style-name="T43">The Map object</text:span><text:span text:style-name="T41">s</text:span><text:span text:style-name="T43"> are iterable.</text:span></text:p>
            <text:p text:style-name="P78">for (<text:span text:style-name="T43">let</text:span> [key, value] of myMap) { </text:p>
            <text:p text:style-name="P78"><text:s text:c="2"/>console.log(`${key} = ${value}`);</text:p>
            <text:p text:style-name="P78">}</text:p>
            <text:p text:style-name="P78"/>
            <text:p text:style-name="P80">var cloneMap = new Map(myMap);</text:p>
            <text:p text:style-name="P80">Map.prototype.size;</text:p>
            <text:p text:style-name="P80">Map.prototype.get(&lt;key&gt;); -&gt; value/undefines</text:p>
            <text:p text:style-name="P80">Map.prototype.set(&lt;key&gt;,&lt;value&gt;); -&gt; Map object</text:p>
            <text:p text:style-name="P80">Map.prototype.has(&lt;key&gt;); -&gt; boolean</text:p>
            <text:p text:style-name="P80">Map.prototype.delete(&lt;key&gt;); -&gt; boolean</text:p>
            <text:p text:style-name="P80">Map.prototype.clear(); -&gt; undefined</text:p>
            <text:p text:style-name="P80"/>
            <text:p text:style-name="P80">Map.prototype.forEach(function (value,key,map)<text:span text:style-name="T41">)</text:span>; -&gt; undefined</text:p>
            <text:p text:style-name="P80">Map.prototype.keys(); -&gt; iterator of keys</text:p>
            <text:p text:style-name="P80">Map.prototype.values(); -&gt; iterator of values</text:p>
            <text:p text:style-name="P80">Map.prototype.entries(); -&gt; iterator of [key, value]</text:p>
            <text:p text:style-name="P80"/>
          </table:table-cell>
          <table:table-cell table:style-name="Table6.B2" table:number-rows-spanned="3" office:value-type="string">
            <text:p text:style-name="P81">function isSuperset(set, subset) {</text:p>
            <text:p text:style-name="P81"><text:s text:c="2"/>for (const elem of subset) {</text:p>
            <text:p text:style-name="P81"><text:s text:c="4"/>if (!set.has(elem)) { return false; }</text:p>
            <text:p text:style-name="P81"><text:s text:c="2"/>}</text:p>
            <text:p text:style-name="P81"><text:s text:c="2"/>return true;</text:p>
            <text:p text:style-name="P81">}</text:p>
            <text:p text:style-name="P81"/>
            <text:p text:style-name="P81">function union(setA, setB) {</text:p>
            <text:p text:style-name="P81"><text:s text:c="2"/>const _union = new Set(setA);</text:p>
            <text:p text:style-name="P81"><text:s text:c="2"/>for (const elem of setB) { _union.add(elem); }</text:p>
            <text:p text:style-name="P81"><text:s text:c="2"/>return _union;</text:p>
            <text:p text:style-name="P81">}</text:p>
            <text:p text:style-name="P81">function intersection(setA, setB) {</text:p>
            <text:p text:style-name="P81"><text:s text:c="2"/>const _intersection = new Set();</text:p>
            <text:p text:style-name="P81"><text:s text:c="2"/>for (const elem of setB) {</text:p>
            <text:p text:style-name="P81"><text:s text:c="4"/>if (setA.has(elem)) { _intersection.add(elem); }</text:p>
            <text:p text:style-name="P81"><text:s text:c="2"/>}</text:p>
            <text:p text:style-name="P81"><text:s text:c="2"/>return _intersection;</text:p>
            <text:p text:style-name="P81">}</text:p>
            <text:p text:style-name="P81"/>
            <text:p text:style-name="P82">function difference(setA, setB) {</text:p>
            <text:p text:style-name="P82"><text:s text:c="2"/>const _difference = new Set(setA);</text:p>
            <text:p text:style-name="P82"><text:s text:c="2"/>for (const elem of setB) { _difference.delete(elem); }</text:p>
            <text:p text:style-name="P82"><text:s text:c="2"/>return _difference;</text:p>
            <text:p text:style-name="P82">}</text:p>
            <text:p text:style-name="P81">function symmetricDifference(setA, setB) {</text:p>
            <text:p text:style-name="P81"><text:s text:c="2"/>const _d = new Set(setA);</text:p>
            <text:p text:style-name="P81"><text:s text:c="2"/>for (const <text:span text:style-name="T42">e</text:span> of setB) {</text:p>
            <text:p text:style-name="P81"><text:s text:c="4"/>if (_d.has(<text:span text:style-name="T42">e</text:span>)) { _d.delete(<text:span text:style-name="T42">e</text:span>); } else { _d.add(<text:span text:style-name="T42">e</text:span>); }</text:p>
            <text:p text:style-name="P81"><text:s text:c="2"/>}</text:p>
            <text:p text:style-name="P81"><text:s text:c="2"/>return _d;</text:p>
            <text:p text:style-name="P81">}</text:p>
            <text:p text:style-name="P81"/>
            <text:p text:style-name="P81">const setA = new Set([1,2,3,4]), setB = new Set([2, 3]), setC = new Set([3, 4, 5, 6])</text:p>
            <text:p text:style-name="P81">isSuperset(setA, setB); <text:s text:c="9"/>// true</text:p>
            <text:p text:style-name="P81">union(setA, setC); <text:s text:c="14"/>// <text:span text:style-name="T41">Set </text:span>{1, 2, 3, 4, 5, 6}</text:p>
            <text:p text:style-name="P81">intersection(setA, setC); <text:s text:c="7"/>// <text:span text:style-name="T41">S</text:span>et {3, 4}</text:p>
            <text:p text:style-name="P82">difference(setA, setC); <text:s text:c="9"/>// Set {1, 2}</text:p>
            <text:p text:style-name="P81">symmetricDifference(setA, setC); // Set {1, 2, 5, 6}</text:p>
          </table:table-cell>
        </table:table-row>
        <table:table-row>
          <table:table-cell table:style-name="Table6.A3" office:value-type="string">
            <text:p text:style-name="P83">Set Object</text:p>
          </table:table-cell>
          <table:covered-table-cell table:style-name="Table6.B2"/>
        </table:table-row>
        <table:table-row>
          <table:table-cell table:style-name="Table6.A2" office:value-type="string">
            <text:p text:style-name="P84"/>
            <text:p text:style-name="P84"><text:span text:style-name="T43">var my</text:span><text:span text:style-name="T41">Set</text:span><text:span text:style-name="T43"> = new </text:span><text:span text:style-name="T41">Set</text:span><text:span text:style-name="T43">(</text:span><text:span text:style-name="T41">[iterable]</text:span><text:span text:style-name="T43">);</text:span></text:p>
            <text:p text:style-name="P84"/>
            <text:p text:style-name="P84">// <text:span text:style-name="T43">The </text:span><text:span text:style-name="T41">Set</text:span><text:span text:style-name="T43"> object</text:span><text:span text:style-name="T41">s</text:span><text:span text:style-name="T43"> are iterable.</text:span></text:p>
            <text:p text:style-name="P84">for (const item of mySet) { console.log(item); }</text:p>
            <text:p text:style-name="P84"/>
            <text:p text:style-name="P84"><text:span text:style-name="T43">var clone</text:span><text:span text:style-name="T41">Set</text:span><text:span text:style-name="T43"> = new </text:span><text:span text:style-name="T41">Set</text:span><text:span text:style-name="T43">(my</text:span><text:span text:style-name="T41">S</text:span><text:span text:style-name="T44">e</text:span><text:span text:style-name="T41">t</text:span><text:span text:style-name="T43">);</text:span></text:p>
            <text:p text:style-name="P84"><text:span text:style-name="T41">Set</text:span><text:span text:style-name="T43">.prototype.size;</text:span></text:p>
            <text:p text:style-name="P84"><text:span text:style-name="T41">Set</text:span><text:span text:style-name="T43">.prototype.</text:span><text:span text:style-name="T41">add</text:span><text:span text:style-name="T43">(&lt;value&gt;); -&gt; </text:span><text:span text:style-name="T41">Set</text:span><text:span text:style-name="T43"> object</text:span></text:p>
            <text:p text:style-name="P81"><text:span text:style-name="T41">Set</text:span>.prototype.has(&lt;<text:span text:style-name="T41">value</text:span>&gt;); -&gt; boolean</text:p>
            <text:p text:style-name="P81"><text:span text:style-name="T41">Set</text:span>.prototype.delete(&lt;<text:span text:style-name="T41">value</text:span>&gt;); -&gt; boolean</text:p>
            <text:p text:style-name="P81"><text:span text:style-name="T41">Set</text:span>.prototype.clear(); -&gt; undefined</text:p>
            <text:p text:style-name="P81"/>
            <text:p text:style-name="P81"><text:span text:style-name="T41">Set</text:span>.prototype.forEach(function (value,<text:span text:style-name="T41">value</text:span>,<text:span text:style-name="T41">set</text:span>)<text:span text:style-name="T41">)</text:span>; -&gt; undefined</text:p>
            <text:p text:style-name="P81"><text:span text:style-name="T41">Set</text:span>.prototype.keys(); -&gt; iterator of <text:span text:style-name="T41">values</text:span></text:p>
            <text:p text:style-name="P81"><text:span text:style-name="T41">Set</text:span>.prototype.values(); -&gt; iterator of values</text:p>
            <text:p text:style-name="P81"><text:span text:style-name="T41">Set</text:span>.prototype.entries(); -&gt; iterator of [<text:span text:style-name="T41">value</text:span>, value]</text:p>
          </table:table-cell>
          <table:covered-table-cell table:style-name="Table6.B2"/>
        </table:table-row>
      </table:table>
      <text:p text:style-name="P76"><text:soft-page-break/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85">Array.fromAsync(<text:span text:style-name="T45">);</text:span></text:p>
          </table:table-cell>
          <table:table-cell table:style-name="Table7.B1" office:value-type="string">
            <text:p text:style-name="P86">Set methods</text:p>
          </table:table-cell>
        </table:table-row>
        <table:table-row>
          <table:table-cell table:style-name="Table7.A2" office:value-type="string">
            <text:p text:style-name="P87">Array.fromAsync(&lt;<text:span text:style-name="T46">object&gt;[</text:span>,mapFn<text:span text:style-name="T46">[</text:span>,thisArg<text:span text:style-name="T46">]]</text:span>)</text:p>
            <text:p text:style-name="P87"><text:s text:c="2"/>.<text:span text:style-name="T46">then((resultArray) =&gt; /* todo with resultArray */);</text:span></text:p>
            <text:p text:style-name="P88"/>
            <text:p text:style-name="P88"><text:span text:style-name="T47">Object types:</text:span><text:span text:style-name="T46"> </text:span><text:span text:style-name="T48">async iterable, iterable </text:span><text:span text:style-name="T49">(Array, Map, Set, NodeList, etc.)</text:span><text:span text:style-name="T50">, </text:span><text:span text:style-name="T48">array-like</text:span></text:p>
            <text:p text:style-name="P89"/>
            <text:p text:style-name="P90"><text:span text:style-name="T51">mapfn parameters: </text:span><text:span text:style-name="T52">element, index</text:span></text:p>
          </table:table-cell>
          <table:table-cell table:style-name="Table7.B2" table:number-rows-spanned="2" office:value-type="string">
            <text:p text:style-name="P91">Chrome, Chrome Android, Edge, WebView Android v122</text:p>
            <text:p text:style-name="P91">Firefox, Firefox for Android v127</text:p>
            <text:p text:style-name="P91">Safari, Safari on iOS, WebView on iOS v17</text:p>
            <text:p text:style-name="P91">Opera v108, Opera Android v81</text:p>
            <text:p text:style-name="P91">Samsung Internet v26.0</text:p>
            <text:p text:style-name="P91">Deno 1.42, Node.js 22.0.0</text:p>
            <text:p text:style-name="P91"/>
            <text:p text:style-name="P91">Set.prototype.intersection(other): <text:span text:style-name="T53">Set</text:span></text:p>
            <text:p text:style-name="P91">Set.prototype.union(other): <text:span text:style-name="T53">Set</text:span></text:p>
            <text:p text:style-name="P91">Set.prototype.difference(other): <text:span text:style-name="T53">Set</text:span></text:p>
            <text:p text:style-name="P91">Set.prototype.symmetricDifference(other): <text:span text:style-name="T53">Set</text:span></text:p>
            <text:p text:style-name="P91">Set.prototype.isSubsetOf(other): <text:span text:style-name="T53">Boolean</text:span></text:p>
            <text:p text:style-name="P91">Set.prototype.isSupersetOf(other): <text:span text:style-name="T53">Boolean</text:span></text:p>
            <text:p text:style-name="P91">Set.prototype.isDisjointFrom(other): <text:span text:style-name="T53">Boolean</text:span></text:p>
            <text:p text:style-name="P92"/>
            <text:p text:style-name="P92">var setA = new Set([1]);</text:p>
            <text:p text:style-name="P92">var setB = new Set([1,2]);</text:p>
            <text:p text:style-name="P92">var setC = new Set([2,3]);</text:p>
            <text:p text:style-name="P92"/>
            <text:p text:style-name="P92">console.log( setB.intersection(setC) );</text:p>
            <text:p text:style-name="P92">// Set [ 2 ]</text:p>
            <text:p text:style-name="P92">console.log( setB.union(setC) );</text:p>
            <text:p text:style-name="P92">// Set(3) [ 1, 2, 3 ]</text:p>
            <text:p text:style-name="P92">console.log( setB.difference(setC) );</text:p>
            <text:p text:style-name="P92">// Set [ 1 ]</text:p>
            <text:p text:style-name="P92">console.log( setB.symmetricDifference(setC) );</text:p>
            <text:p text:style-name="P92">// Set [ 1, 3 ]</text:p>
            <text:p text:style-name="P92"/>
            <text:p text:style-name="P92">console.log( setB.isSupersetOf(setA) );</text:p>
            <text:p text:style-name="P92">// true</text:p>
            <text:p text:style-name="P92">console.log( setA.isSupersetOf(setC) );</text:p>
            <text:p text:style-name="P92">// false</text:p>
            <text:p text:style-name="P92">console.log( setA.isSubsetOf(setB) );</text:p>
            <text:p text:style-name="P92">// true</text:p>
            <text:p text:style-name="P92">console.log( setA.isSubsetOf(setC) );</text:p>
            <text:p text:style-name="P92">// false</text:p>
            <text:p text:style-name="P92"/>
            <text:p text:style-name="P92">console.log( setA.isDisjointFrom(setC) );</text:p>
            <text:p text:style-name="P92">// true - there are no common elements</text:p>
            <text:p text:style-name="P92">console.log( setA.isDisjointFrom(setB) );</text:p>
            <text:p text:style-name="P92">// false - there are common elements</text:p>
          </table:table-cell>
        </table:table-row>
        <table:table-row>
          <table:table-cell table:style-name="Table7.A3" office:value-type="string">
            <text:p text:style-name="P93">async function* asyncIterable () {</text:p>
            <text:p text:style-name="P94"><text:s text:c="2"/>for (let i = 0; i &lt; 5; i++) { await new Promise((resolve)=&gt; setTimeout(resolve,50*i)); yield i; }</text:p>
            <text:p text:style-name="P93">}</text:p>
            <text:p text:style-name="P93"/>
            <text:p text:style-name="P95">Array.fromAsync(asyncIterable())</text:p>
            <text:p text:style-name="P95"><text:s text:c="2"/>.then((<text:span text:style-name="T54">res</text:span>) =&gt; console.log("asyncIterable1: "+<text:span text:style-name="T54">res</text:span>));</text:p>
            <text:p text:style-name="P93">// asyncIterable1: 0,1,2,3,4</text:p>
            <text:p text:style-name="P95">Array.fromAsync(asyncIterable(), (x) =&gt; x*2)</text:p>
            <text:p text:style-name="P95"><text:s text:c="2"/>.then((<text:span text:style-name="T54">res</text:span>) =&gt; console.log("asyncIterable2: "+<text:span text:style-name="T54">res</text:span>));</text:p>
            <text:p text:style-name="P93">// asyncIterable2: 0,2,4,6,8</text:p>
            <text:p text:style-name="P93"/>
            <text:p text:style-name="P96">Array.fromAsync([4,5,6,7,8])</text:p>
            <text:p text:style-name="P96"><text:s text:c="2"/>.then((<text:span text:style-name="T54">res</text:span>) =&gt; console.log("[4,5,6,7,8]: "+<text:span text:style-name="T54">res</text:span>));</text:p>
            <text:p text:style-name="P93">// [4,5,6,7,8]: 4,5,6,7,8</text:p>
            <text:p text:style-name="P95">Array.fromAsync([4,5,6,7,8], (x) =&gt; x*2)</text:p>
            <text:p text:style-name="P95"><text:s text:c="2"/>.then((<text:span text:style-name="T54">res</text:span>) =&gt; console.log("[4,5,6,7,8] + fn: "+<text:span text:style-name="T54">res</text:span>));</text:p>
            <text:p text:style-name="P93">// [4,5,6,7,8] + fn: 8,10,12,14,16</text:p>
            <text:p text:style-name="P93"/>
            <text:p text:style-name="P95">Array.fromAsync(new Set([4,5,6,6,10]))</text:p>
            <text:p text:style-name="P95"><text:s text:c="2"/>.then((<text:span text:style-name="T52">res</text:span>) =&gt; console.log("Set: "+<text:span text:style-name="T54">res</text:span>));</text:p>
            <text:p text:style-name="P93">// Set: 4,5,6,10</text:p>
            <text:p text:style-name="P93"/>
            <text:p text:style-name="P95">Array.fromAsync(new Set([4,5,6,6,10]), (x) =&gt; x*2)</text:p>
            <text:p text:style-name="P95"><text:s text:c="2"/>.then((<text:span text:style-name="T54">res</text:span>) =&gt; console.log("Set + fn: "+<text:span text:style-name="T54">res</text:span>));</text:p>
            <text:p text:style-name="P93">// Set + fn: 8,10,12,20</text:p>
            <text:p text:style-name="P93"/>
            <text:p text:style-name="P95">Array.fromAsync({"0": 3, "1": 4, "2": 5, length: 3})</text:p>
            <text:p text:style-name="P95"><text:s text:c="2"/>.then((<text:span text:style-name="T54">res</text:span>) =&gt; console.log("arraylike: "+<text:span text:style-name="T54">res</text:span>));</text:p>
            <text:p text:style-name="P93">// arraylike: 3,4,5</text:p>
            <text:p text:style-name="P93"/>
            <text:p text:style-name="P95">Array.fromAsync({"0": 3, "1": 4, "2": 5, length: 3}, (x) =&gt; x*2).then((<text:span text:style-name="T54">res</text:span>) =&gt; console.log("arraylike + fn: "+<text:span text:style-name="T54">res</text:span>));</text:p>
            <text:p text:style-name="P93">// arraylike + fn: 6,8,10</text:p>
          </table:table-cell>
          <table:covered-table-cell table:style-name="Table7.B2"/>
        </table:table-row>
      </table:table>
      <text:p text:style-name="P76"><text:soft-page-break/>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97">Iterator methods</text:p>
          </table:table-cell>
          <table:table-cell table:style-name="Table8.B1" office:value-type="string">
            <text:p text:style-name="P97">Iterator methods samples</text:p>
          </table:table-cell>
        </table:table-row>
        <table:table-row>
          <table:table-cell table:style-name="Table8.A2" office:value-type="string">
            <text:p text:style-name="P98"/>
            <text:p text:style-name="P98">Firefox, Firefox for Android 131</text:p>
            <text:p text:style-name="P98">Chrome, Edge, Webview Android 122</text:p>
            <text:p text:style-name="P98">Opera 108</text:p>
            <text:p text:style-name="P98">Safari, Safari in iOS, Webview on iOS 18.4</text:p>
            <text:p text:style-name="P98">Samsung Internet 26.0</text:p>
            <text:p text:style-name="P98">Deno 1.42, Node.js <text:span text:style-name="T55">22</text:span></text:p>
            <text:p text:style-name="P98"/>
            <text:p text:style-name="P98"/>
            <text:p text:style-name="P99">Usage:</text:p>
            <text:p text:style-name="P98"/>
            <text:p text:style-name="P98">Iterator.from(object);</text:p>
            <text:p text:style-name="P98"/>
            <text:p text:style-name="P98">Iterator.prototype.drop(limit);</text:p>
            <text:p text:style-name="P98"/>
            <text:p text:style-name="P98">Iterator.prototype.every(callbackFn(Element, index));</text:p>
            <text:p text:style-name="P98"/>
            <text:p text:style-name="P98">Iterator.prototype.filter(callbackFn(Element, index));</text:p>
            <text:p text:style-name="P98"/>
            <text:p text:style-name="P98">Iterator.prototype.find(callbackFn(Element, index));</text:p>
            <text:p text:style-name="P98"/>
            <text:p text:style-name="P98">Iterator.prototype.flatMap(callbackFn(Element, index));</text:p>
            <text:p text:style-name="P98"/>
            <text:p text:style-name="P98">Iterator.prototype.forEach(callbackFn(Element, index));</text:p>
            <text:p text:style-name="P98"/>
            <text:p text:style-name="P98">Iterator.prototype.map(callbackFn(Element, index));</text:p>
            <text:p text:style-name="P98"/>
            <text:p text:style-name="P98">Iterator.prototype.reduce(callbackFn(accumulator, currentValue, currentIndex), initialValue: Optional);</text:p>
            <text:p text:style-name="P98"/>
            <text:p text:style-name="P98">Iterator.prototype.s<text:span text:style-name="T56">o</text:span>me(callbackFn(Element, index));</text:p>
            <text:p text:style-name="P98"/>
            <text:p text:style-name="P98">Iterator.prototype.take(limit);</text:p>
            <text:p text:style-name="P98"/>
            <text:p text:style-name="P98">Iterator.prototype.toArray();</text:p>
            <text:p text:style-name="P98"><text:s text:c="2"/>Equivalent to Array.from(iterator) and [...iterator]</text:p>
            <text:p text:style-name="P98"/>
            <text:p text:style-name="P98">Iterator.prototype[Symbol.iterator]();</text:p>
          </table:table-cell>
          <table:table-cell table:style-name="Table8.B2" office:value-type="string">
            <text:p text:style-name="P98">var A1 = [1, 2, 3, 4, 5, 6];</text:p>
            <text:p text:style-name="P98"/>
            <text:p text:style-name="P98">console.log( Iterator.from(A1) );</text:p>
            <text:p text:style-name="P98">// Iterator { 1, 2, 3, 4, 5, 6 }</text:p>
            <text:p text:style-name="P98"/>
            <text:p text:style-name="P98">console.log(A1.values().drop(3));</text:p>
            <text:p text:style-name="P98">// Iterator { 4, 5, 6 }</text:p>
            <text:p text:style-name="P98"/>
            <text:p text:style-name="P98">console.log(A1.values().every((x) =&gt; x &gt; 0)); <text:s/>// true</text:p>
            <text:p text:style-name="P98">console.log(A1.values().every((x) =&gt; x &gt; 3)); <text:s/>// false</text:p>
            <text:p text:style-name="P98"/>
            <text:p text:style-name="P98">console.log(A1.values().filter((x) =&gt; x &gt; 3));</text:p>
            <text:p text:style-name="P98">// Iterator { 4, 5, 6 }</text:p>
            <text:p text:style-name="P98"/>
            <text:p text:style-name="P98">console.log(A1.values().find((x) =&gt; x &gt; 3));</text:p>
            <text:p text:style-name="P98">// 4</text:p>
            <text:p text:style-name="P98"/>
            <text:p text:style-name="P98">var M1 = new Map([["a", 1], ["b", 2], ["c", 3]]);</text:p>
            <text:p text:style-name="P98">var M2 = new Map([["d", 4], ["e", 5], ["f", 6]]);</text:p>
            <text:p text:style-name="P98">console.log(new Map([M1, M2].values().flatMap((x) =&gt; x)));</text:p>
            <text:p text:style-name="P98">// Map(6) { a → 1, b → 2, c → 3, d → 4, e → 5, f → 6 }</text:p>
            <text:p text:style-name="P98"/>
            <text:p text:style-name="P98">console.log(A1.values().take(2).forEach((el, i) =&gt; console.log(i+": "+el)));</text:p>
            <text:p text:style-name="P98">// "0 : 1", "1 : 2"</text:p>
            <text:p text:style-name="P98"/>
            <text:p text:style-name="P98">console.log(A1.values().map((x) =&gt; x * 2));</text:p>
            <text:p text:style-name="P98">// Iterator { 2, 4, 6, 8, 10, 12 }</text:p>
            <text:p text:style-name="P98"/>
            <text:p text:style-name="P98">console.log(A1.values().reduce((ac, it) =&gt; (ac + it), 0));</text:p>
            <text:p text:style-name="P98">// 21</text:p>
            <text:p text:style-name="P98"/>
            <text:p text:style-name="P98">console.log(A1.values().some((x) =&gt; x &gt; 3)); <text:s/>// true</text:p>
            <text:p text:style-name="P98">console.log(A1.values().some((x) =&gt; x &gt; 6)); <text:s/>// false</text:p>
            <text:p text:style-name="P98"/>
            <text:p text:style-name="P98">console.log(A1.values().take(3));</text:p>
            <text:p text:style-name="P98">// Iterator { 1, 2, 3 }</text:p>
            <text:p text:style-name="P98"/>
            <text:p text:style-name="P98">console.log(A1.values().toArray());</text:p>
            <text:p text:style-name="P100">// Array(6) [ 1, 2, 3, 4, 5, 6 ]</text:p>
            <text:p text:style-name="P100"/>
          </table:table-cell>
        </table:table-row>
      </table:table>
      <text:p text:style-name="P101"><text:soft-page-break/></text:p>
      <table:table table:name="Table10" table:style-name="Table10">
        <table:table-column table:style-name="Table10.A"/>
        <table:table-column table:style-name="Table10.B"/>
        <table:table-column table:style-name="Table10.C" table:number-columns-repeated="2"/>
        <table:table-column table:style-name="Table10.E"/>
        <table:table-column table:style-name="Table10.F"/>
        <table:table-header-rows>
          <table:table-row>
            <table:table-cell table:style-name="Table10.A1" table:number-columns-spanned="6" office:value-type="string">
              <text:p text:style-name="P102"><text:a xlink:type="simple" xlink:href="https://developer.mozilla.org/en-US/docs/Web/JavaScript/Guide/Equality_comparisons_and_sameness" text:style-name="Internet_20_link" text:visited-style-name="Visited_20_Internet_20_Link">Javascript Equality comparisons and sameness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e10.A2" table:number-rows-spanned="3" office:value-type="string">
            <text:p text:style-name="P103"/>
            <text:p text:style-name="P104">X</text:p>
            <text:p text:style-name="P105"/>
          </table:table-cell>
          <table:table-cell table:style-name="Table10.A2" table:number-rows-spanned="3" office:value-type="string">
            <text:p text:style-name="P104">Y</text:p>
          </table:table-cell>
          <table:table-cell table:style-name="Table10.A2" office:value-type="string">
            <text:p text:style-name="P106"><text:a xlink:type="simple" xlink:href="https://tc39.es/ecma262/multipage/abstract-operations.html#sec-islooselyequal" text:style-name="Internet_20_link" text:visited-style-name="Visited_20_Internet_20_Link">loose equality</text:a></text:p>
          </table:table-cell>
          <table:table-cell table:style-name="Table10.A2" office:value-type="string">
            <text:p text:style-name="P106"><text:a xlink:type="simple" xlink:href="https://tc39.es/ecma262/multipage/abstract-operations.html#sec-isstrictlyequal" text:style-name="Internet_20_link" text:visited-style-name="Visited_20_Internet_20_Link"><text:span text:style-name="Source_20_Text"><text:span text:style-name="T57">strict</text:span></text:span><text:span text:style-name="Source_20_Text"><text:span text:style-name="T13"> equality</text:span></text:span></text:a></text:p>
          </table:table-cell>
          <table:table-cell table:style-name="Table10.A2" office:value-type="string">
            <text:p text:style-name="P107"><text:a xlink:type="simple" xlink:href="https://tc39.es/ecma262/multipage/abstract-operations.html#sec-samevalue" text:style-name="Internet_20_link" text:visited-style-name="Visited_20_Internet_20_Link"><text:span text:style-name="Source_20_Text"><text:span text:style-name="T58">Same-value</text:span></text:span></text:a></text:p>
          </table:table-cell>
          <table:table-cell table:style-name="Table10.F2" office:value-type="string">
            <text:p text:style-name="P107"><text:a xlink:type="simple" xlink:href="https://tc39.es/ecma262/multipage/abstract-operations.html#sec-samevaluezero" text:style-name="Internet_20_link" text:visited-style-name="Visited_20_Internet_20_Link"><text:span text:style-name="Source_20_Text"><text:span text:style-name="T58">Same-value-zero</text:span></text:span></text:a></text:p>
          </table:table-cell>
        </table:table-row>
        <table:table-row>
          <table:covered-table-cell table:style-name="Table10.A2"/>
          <table:covered-table-cell table:style-name="Table10.A2"/>
          <table:table-cell table:style-name="Table10.A2" table:number-rows-spanned="2" office:value-type="string">
            <text:p text:style-name="P108"><text:span text:style-name="Source_20_Text"><text:span text:style-name="T59">X </text:span></text:span><text:span text:style-name="Source_20_Text"><text:span text:style-name="T58">== </text:span></text:span><text:span text:style-name="Source_20_Text"><text:span text:style-name="T59">Y</text:span></text:span></text:p>
          </table:table-cell>
          <table:table-cell table:style-name="Table10.A2" table:number-rows-spanned="2" office:value-type="string">
            <text:p text:style-name="P108"><text:span text:style-name="Source_20_Text"><text:span text:style-name="T59">X </text:span></text:span><text:span text:style-name="Source_20_Text"><text:span text:style-name="T58">=== </text:span></text:span><text:span text:style-name="Source_20_Text"><text:span text:style-name="T59">Y</text:span></text:span></text:p>
          </table:table-cell>
          <table:table-cell table:style-name="Table10.A2" table:number-rows-spanned="2" office:value-type="string">
            <text:p text:style-name="P108"><text:a xlink:type="simple" xlink:href="https://developer.mozilla.org/en-US/docs/Web/JavaScript/Reference/Global_Objects/Object/is" text:style-name="Internet_20_link" text:visited-style-name="Visited_20_Internet_20_Link"><text:span text:style-name="Source_20_Text"><text:span text:style-name="T60">Object.is(</text:span></text:span><text:span text:style-name="Source_20_Text"><text:span text:style-name="T61">X</text:span></text:span><text:span text:style-name="Source_20_Text"><text:span text:style-name="T60">, </text:span></text:span><text:span text:style-name="Source_20_Text"><text:span text:style-name="T61">Y</text:span></text:span><text:span text:style-name="Source_20_Text"><text:span text:style-name="T60">)</text:span></text:span></text:a></text:p>
          </table:table-cell>
          <table:table-cell table:style-name="Table10.F2" office:value-type="string">
            <text:p text:style-name="P108"><text:a xlink:type="simple" xlink:href="https://developer.mozilla.org/en-US/docs/Web/JavaScript/Reference/Global_Objects/Array/includes" text:style-name="Internet_20_link" text:visited-style-name="Visited_20_Internet_20_Link"><text:span text:style-name="Source_20_Text"><text:span text:style-name="T62">[</text:span></text:span><text:span text:style-name="Source_20_Text"><text:span text:style-name="T63">X</text:span></text:span><text:span text:style-name="Source_20_Text"><text:span text:style-name="T62">].includes(</text:span></text:span><text:span text:style-name="Source_20_Text"><text:span text:style-name="T63">Y</text:span></text:span><text:span text:style-name="Source_20_Text"><text:span text:style-name="T62">)</text:span></text:span></text:a></text:p>
          </table:table-cell>
        </table:table-row>
        <table:table-row>
          <table:covered-table-cell table:style-name="Table10.A2"/>
          <table:covered-table-cell table:style-name="Table10.A2"/>
          <table:covered-table-cell table:style-name="Table10.A2"/>
          <table:covered-table-cell table:style-name="Table10.A2"/>
          <table:covered-table-cell table:style-name="Table10.A2"/>
          <table:table-cell table:style-name="Table10.F2" office:value-type="string">
            <text:p text:style-name="P109"><text:span text:style-name="Source_20_Text"><text:span text:style-name="T64">X === Y</text:span></text:span><text:span text:style-name="Source_20_Text"><text:span text:style-name="T65"> || (</text:span></text:span><text:span text:style-name="Source_20_Text"><text:span text:style-name="T64">X</text:span></text:span><text:span text:style-name="Source_20_Text"><text:span text:style-name="T65"> !== </text:span></text:span><text:span text:style-name="Source_20_Text"><text:span text:style-name="T64">X</text:span></text:span><text:span text:style-name="Source_20_Text"><text:span text:style-name="T65"> &amp;&amp; </text:span></text:span><text:span text:style-name="Source_20_Text"><text:span text:style-name="T64">Y</text:span></text:span><text:span text:style-name="Source_20_Text"><text:span text:style-name="T65"> !== </text:span></text:span><text:span text:style-name="Source_20_Text"><text:span text:style-name="T64">Y</text:span></text:span><text:span text:style-name="Source_20_Text"><text:span text:style-name="T65">)</text:span></text:span></text:p>
          </table:table-cell>
        </table:table-row>
        <table:table-row>
          <table:table-cell table:style-name="Table10.A5" office:value-type="string">
            <text:p text:style-name="P110"><text:span text:style-name="Source_20_Text"><text:span text:style-name="T66">undefined</text:span></text:span></text:p>
          </table:table-cell>
          <table:table-cell table:style-name="Table10.B5" office:value-type="string">
            <text:p text:style-name="P110"><text:span text:style-name="Source_20_Text"><text:span text:style-name="T66">undefined</text:span></text:span></text:p>
          </table:table-cell>
          <table:table-cell table:style-name="Table10.C5" office:value-type="string">
            <text:p text:style-name="P111"><text:span text:style-name="Source_20_Text"><text:span text:style-name="T66">✅ true </text:span></text:span></text:p>
          </table:table-cell>
          <table:table-cell table:style-name="Table10.D5" office:value-type="string">
            <text:p text:style-name="P111"><text:span text:style-name="Source_20_Text"><text:span text:style-name="T66">✅ true </text:span></text:span></text:p>
          </table:table-cell>
          <table:table-cell table:style-name="Table10.E5" office:value-type="string">
            <text:p text:style-name="P111"><text:span text:style-name="Source_20_Text"><text:span text:style-name="T66">✅ true </text:span></text:span></text:p>
          </table:table-cell>
          <table:table-cell table:style-name="Table10.F5" office:value-type="string">
            <text:p text:style-name="P111"><text:span text:style-name="Source_20_Text"><text:span text:style-name="T66">✅ true 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null</text:span></text:span></text:p>
          </table:table-cell>
          <table:table-cell table:style-name="Table10.B6" office:value-type="string">
            <text:p text:style-name="P110"><text:span text:style-name="Source_20_Text"><text:span text:style-name="T66">null</text:span></text:span></text:p>
          </table:table-cell>
          <table:table-cell table:style-name="Table10.C6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✅ true </text:span></text:span></text:p>
          </table:table-cell>
          <table:table-cell table:style-name="Table10.E6" office:value-type="string">
            <text:p text:style-name="P111"><text:span text:style-name="Source_20_Text"><text:span text:style-name="T66">✅ true </text:span></text:span></text:p>
          </table:table-cell>
          <table:table-cell table:style-name="Table10.F6" office:value-type="string">
            <text:p text:style-name="P111"><text:span text:style-name="Source_20_Text"><text:span text:style-name="T66">✅ true 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true</text:span></text:span></text:p>
          </table:table-cell>
          <table:table-cell table:style-name="Table10.B6" office:value-type="string">
            <text:p text:style-name="P110"><text:span text:style-name="Source_20_Text"><text:span text:style-name="T66">true</text:span></text:span></text:p>
          </table:table-cell>
          <table:table-cell table:style-name="Table10.C7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✅ true </text:span></text:span></text:p>
          </table:table-cell>
          <table:table-cell table:style-name="Table10.E7" office:value-type="string">
            <text:p text:style-name="P111"><text:span text:style-name="Source_20_Text"><text:span text:style-name="T66">✅ true </text:span></text:span></text:p>
          </table:table-cell>
          <table:table-cell table:style-name="Table10.F7" office:value-type="string">
            <text:p text:style-name="P111"><text:span text:style-name="Source_20_Text"><text:span text:style-name="T66">✅ true 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false</text:span></text:span></text:p>
          </table:table-cell>
          <table:table-cell table:style-name="Table10.B6" office:value-type="string">
            <text:p text:style-name="P110"><text:span text:style-name="Source_20_Text"><text:span text:style-name="T66">false</text:span></text:span></text:p>
          </table:table-cell>
          <table:table-cell table:style-name="Table10.C8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✅ true </text:span></text:span></text:p>
          </table:table-cell>
          <table:table-cell table:style-name="Table10.E8" office:value-type="string">
            <text:p text:style-name="P111"><text:span text:style-name="Source_20_Text"><text:span text:style-name="T66">✅ true </text:span></text:span></text:p>
          </table:table-cell>
          <table:table-cell table:style-name="Table10.F8" office:value-type="string">
            <text:p text:style-name="P111"><text:span text:style-name="Source_20_Text"><text:span text:style-name="T66">✅ true 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"foo"</text:span></text:span></text:p>
          </table:table-cell>
          <table:table-cell table:style-name="Table10.B6" office:value-type="string">
            <text:p text:style-name="P110"><text:span text:style-name="Source_20_Text"><text:span text:style-name="T66">"foo"</text:span></text:span></text:p>
          </table:table-cell>
          <table:table-cell table:style-name="Table10.C9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✅ true </text:span></text:span></text:p>
          </table:table-cell>
          <table:table-cell table:style-name="Table10.E9" office:value-type="string">
            <text:p text:style-name="P111"><text:span text:style-name="Source_20_Text"><text:span text:style-name="T66">✅ true </text:span></text:span></text:p>
          </table:table-cell>
          <table:table-cell table:style-name="Table10.F9" office:value-type="string">
            <text:p text:style-name="P111"><text:span text:style-name="Source_20_Text"><text:span text:style-name="T66">✅ true 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0</text:span></text:span></text:p>
          </table:table-cell>
          <table:table-cell table:style-name="Table10.B6" office:value-type="string">
            <text:p text:style-name="P110"><text:span text:style-name="Source_20_Text"><text:span text:style-name="T66">0</text:span></text:span></text:p>
          </table:table-cell>
          <table:table-cell table:style-name="Table10.C10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✅ true </text:span></text:span></text:p>
          </table:table-cell>
          <table:table-cell table:style-name="Table10.E10" office:value-type="string">
            <text:p text:style-name="P111"><text:span text:style-name="Source_20_Text"><text:span text:style-name="T66">✅ true </text:span></text:span></text:p>
          </table:table-cell>
          <table:table-cell table:style-name="Table10.F10" office:value-type="string">
            <text:p text:style-name="P111"><text:span text:style-name="Source_20_Text"><text:span text:style-name="T66">✅ true 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+0</text:span></text:span></text:p>
          </table:table-cell>
          <table:table-cell table:style-name="Table10.B6" office:value-type="string">
            <text:p text:style-name="P110"><text:span text:style-name="Source_20_Text"><text:span text:style-name="T66">-0</text:span></text:span></text:p>
          </table:table-cell>
          <table:table-cell table:style-name="Table10.C11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✅ true </text:span></text:span></text:p>
          </table:table-cell>
          <table:table-cell table:style-name="Table10.E11" office:value-type="string">
            <text:p text:style-name="P111"><text:span text:style-name="Source_20_Text"><text:span text:style-name="T66">❌ false</text:span></text:span></text:p>
          </table:table-cell>
          <table:table-cell table:style-name="Table10.F11" office:value-type="string">
            <text:p text:style-name="P111"><text:span text:style-name="Source_20_Text"><text:span text:style-name="T66">✅ true 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+0</text:span></text:span></text:p>
          </table:table-cell>
          <table:table-cell table:style-name="Table10.B6" office:value-type="string">
            <text:p text:style-name="P110"><text:span text:style-name="Source_20_Text"><text:span text:style-name="T66">0</text:span></text:span></text:p>
          </table:table-cell>
          <table:table-cell table:style-name="Table10.C12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✅ true </text:span></text:span></text:p>
          </table:table-cell>
          <table:table-cell table:style-name="Table10.E12" office:value-type="string">
            <text:p text:style-name="P111"><text:span text:style-name="Source_20_Text"><text:span text:style-name="T66">✅ true </text:span></text:span></text:p>
          </table:table-cell>
          <table:table-cell table:style-name="Table10.F12" office:value-type="string">
            <text:p text:style-name="P111"><text:span text:style-name="Source_20_Text"><text:span text:style-name="T66">✅ true 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-0</text:span></text:span></text:p>
          </table:table-cell>
          <table:table-cell table:style-name="Table10.B6" office:value-type="string">
            <text:p text:style-name="P110"><text:span text:style-name="Source_20_Text"><text:span text:style-name="T66">0</text:span></text:span></text:p>
          </table:table-cell>
          <table:table-cell table:style-name="Table10.C13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✅ true </text:span></text:span></text:p>
          </table:table-cell>
          <table:table-cell table:style-name="Table10.E13" office:value-type="string">
            <text:p text:style-name="P111"><text:span text:style-name="Source_20_Text"><text:span text:style-name="T66">❌ false</text:span></text:span></text:p>
          </table:table-cell>
          <table:table-cell table:style-name="Table10.F13" office:value-type="string">
            <text:p text:style-name="P111"><text:span text:style-name="Source_20_Text"><text:span text:style-name="T66">✅ true 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0n</text:span></text:span></text:p>
          </table:table-cell>
          <table:table-cell table:style-name="Table10.B6" office:value-type="string">
            <text:p text:style-name="P110"><text:span text:style-name="Source_20_Text"><text:span text:style-name="T66">-0n</text:span></text:span></text:p>
          </table:table-cell>
          <table:table-cell table:style-name="Table10.C14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✅ true </text:span></text:span></text:p>
          </table:table-cell>
          <table:table-cell table:style-name="Table10.E14" office:value-type="string">
            <text:p text:style-name="P111"><text:span text:style-name="Source_20_Text"><text:span text:style-name="T66">✅ true </text:span></text:span></text:p>
          </table:table-cell>
          <table:table-cell table:style-name="Table10.F14" office:value-type="string">
            <text:p text:style-name="P111"><text:span text:style-name="Source_20_Text"><text:span text:style-name="T66">✅ true 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0</text:span></text:span></text:p>
          </table:table-cell>
          <table:table-cell table:style-name="Table10.B6" office:value-type="string">
            <text:p text:style-name="P110"><text:span text:style-name="Source_20_Text"><text:span text:style-name="T66">false</text:span></text:span></text:p>
          </table:table-cell>
          <table:table-cell table:style-name="Table10.C15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❌ false</text:span></text:span></text:p>
          </table:table-cell>
          <table:table-cell table:style-name="Table10.E15" office:value-type="string">
            <text:p text:style-name="P111"><text:span text:style-name="Source_20_Text"><text:span text:style-name="T66">❌ false</text:span></text:span></text:p>
          </table:table-cell>
          <table:table-cell table:style-name="Table10.F15" office:value-type="string">
            <text:p text:style-name="P111"><text:span text:style-name="Source_20_Text"><text:span text:style-name="T66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""</text:span></text:span></text:p>
          </table:table-cell>
          <table:table-cell table:style-name="Table10.B6" office:value-type="string">
            <text:p text:style-name="P110"><text:span text:style-name="Source_20_Text"><text:span text:style-name="T66">false</text:span></text:span></text:p>
          </table:table-cell>
          <table:table-cell table:style-name="Table10.C16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❌ false</text:span></text:span></text:p>
          </table:table-cell>
          <table:table-cell table:style-name="Table10.E16" office:value-type="string">
            <text:p text:style-name="P111"><text:span text:style-name="Source_20_Text"><text:span text:style-name="T66">❌ false</text:span></text:span></text:p>
          </table:table-cell>
          <table:table-cell table:style-name="Table10.F16" office:value-type="string">
            <text:p text:style-name="P111"><text:span text:style-name="Source_20_Text"><text:span text:style-name="T66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""</text:span></text:span></text:p>
          </table:table-cell>
          <table:table-cell table:style-name="Table10.B6" office:value-type="string">
            <text:p text:style-name="P110"><text:span text:style-name="Source_20_Text"><text:span text:style-name="T66">0</text:span></text:span></text:p>
          </table:table-cell>
          <table:table-cell table:style-name="Table10.C17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❌ false</text:span></text:span></text:p>
          </table:table-cell>
          <table:table-cell table:style-name="Table10.E17" office:value-type="string">
            <text:p text:style-name="P111"><text:span text:style-name="Source_20_Text"><text:span text:style-name="T66">❌ false</text:span></text:span></text:p>
          </table:table-cell>
          <table:table-cell table:style-name="Table10.F17" office:value-type="string">
            <text:p text:style-name="P111"><text:span text:style-name="Source_20_Text"><text:span text:style-name="T66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"0"</text:span></text:span></text:p>
          </table:table-cell>
          <table:table-cell table:style-name="Table10.B6" office:value-type="string">
            <text:p text:style-name="P110"><text:span text:style-name="Source_20_Text"><text:span text:style-name="T66">0</text:span></text:span></text:p>
          </table:table-cell>
          <table:table-cell table:style-name="Table10.C18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❌ false</text:span></text:span></text:p>
          </table:table-cell>
          <table:table-cell table:style-name="Table10.E18" office:value-type="string">
            <text:p text:style-name="P111"><text:span text:style-name="Source_20_Text"><text:span text:style-name="T66">❌ false</text:span></text:span></text:p>
          </table:table-cell>
          <table:table-cell table:style-name="Table10.F18" office:value-type="string">
            <text:p text:style-name="P111"><text:span text:style-name="Source_20_Text"><text:span text:style-name="T66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"17"</text:span></text:span></text:p>
          </table:table-cell>
          <table:table-cell table:style-name="Table10.B6" office:value-type="string">
            <text:p text:style-name="P110"><text:span text:style-name="Source_20_Text"><text:span text:style-name="T66">17</text:span></text:span></text:p>
          </table:table-cell>
          <table:table-cell table:style-name="Table10.C19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❌ false</text:span></text:span></text:p>
          </table:table-cell>
          <table:table-cell table:style-name="Table10.E19" office:value-type="string">
            <text:p text:style-name="P111"><text:span text:style-name="Source_20_Text"><text:span text:style-name="T66">❌ false</text:span></text:span></text:p>
          </table:table-cell>
          <table:table-cell table:style-name="Table10.F19" office:value-type="string">
            <text:p text:style-name="P111"><text:span text:style-name="Source_20_Text"><text:span text:style-name="T66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[1, 2]</text:span></text:span></text:p>
          </table:table-cell>
          <table:table-cell table:style-name="Table10.B6" office:value-type="string">
            <text:p text:style-name="P110"><text:span text:style-name="Source_20_Text"><text:span text:style-name="T66">"1,2"</text:span></text:span></text:p>
          </table:table-cell>
          <table:table-cell table:style-name="Table10.C20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❌ false</text:span></text:span></text:p>
          </table:table-cell>
          <table:table-cell table:style-name="Table10.E20" office:value-type="string">
            <text:p text:style-name="P111"><text:span text:style-name="Source_20_Text"><text:span text:style-name="T66">❌ false</text:span></text:span></text:p>
          </table:table-cell>
          <table:table-cell table:style-name="Table10.F20" office:value-type="string">
            <text:p text:style-name="P111"><text:span text:style-name="Source_20_Text"><text:span text:style-name="T66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new String("foo")</text:span></text:span></text:p>
          </table:table-cell>
          <table:table-cell table:style-name="Table10.B6" office:value-type="string">
            <text:p text:style-name="P110"><text:span text:style-name="Source_20_Text"><text:span text:style-name="T66">"foo"</text:span></text:span></text:p>
          </table:table-cell>
          <table:table-cell table:style-name="Table10.C21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❌ false</text:span></text:span></text:p>
          </table:table-cell>
          <table:table-cell table:style-name="Table10.E21" office:value-type="string">
            <text:p text:style-name="P111"><text:span text:style-name="Source_20_Text"><text:span text:style-name="T66">❌ false</text:span></text:span></text:p>
          </table:table-cell>
          <table:table-cell table:style-name="Table10.F21" office:value-type="string">
            <text:p text:style-name="P111"><text:span text:style-name="Source_20_Text"><text:span text:style-name="T66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null</text:span></text:span></text:p>
          </table:table-cell>
          <table:table-cell table:style-name="Table10.B6" office:value-type="string">
            <text:p text:style-name="P110"><text:span text:style-name="Source_20_Text"><text:span text:style-name="T66">undefined</text:span></text:span></text:p>
          </table:table-cell>
          <table:table-cell table:style-name="Table10.C22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❌ false</text:span></text:span></text:p>
          </table:table-cell>
          <table:table-cell table:style-name="Table10.E22" office:value-type="string">
            <text:p text:style-name="P111"><text:span text:style-name="Source_20_Text"><text:span text:style-name="T66">❌ false</text:span></text:span></text:p>
          </table:table-cell>
          <table:table-cell table:style-name="Table10.F22" office:value-type="string">
            <text:p text:style-name="P111"><text:span text:style-name="Source_20_Text"><text:span text:style-name="T66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null</text:span></text:span></text:p>
          </table:table-cell>
          <table:table-cell table:style-name="Table10.B6" office:value-type="string">
            <text:p text:style-name="P110"><text:span text:style-name="Source_20_Text"><text:span text:style-name="T66">false</text:span></text:span></text:p>
          </table:table-cell>
          <table:table-cell table:style-name="Table10.C23" office:value-type="string">
            <text:p text:style-name="P111"><text:span text:style-name="Source_20_Text"><text:span text:style-name="T66">❌ false</text:span></text:span></text:p>
          </table:table-cell>
          <table:table-cell table:style-name="Table10.D6" office:value-type="string">
            <text:p text:style-name="P111"><text:span text:style-name="Source_20_Text"><text:span text:style-name="T66">❌ false</text:span></text:span></text:p>
          </table:table-cell>
          <table:table-cell table:style-name="Table10.E23" office:value-type="string">
            <text:p text:style-name="P111"><text:span text:style-name="Source_20_Text"><text:span text:style-name="T66">❌ false</text:span></text:span></text:p>
          </table:table-cell>
          <table:table-cell table:style-name="Table10.F23" office:value-type="string">
            <text:p text:style-name="P111"><text:span text:style-name="Source_20_Text"><text:span text:style-name="T66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undefined</text:span></text:span></text:p>
          </table:table-cell>
          <table:table-cell table:style-name="Table10.B6" office:value-type="string">
            <text:p text:style-name="P110"><text:span text:style-name="Source_20_Text"><text:span text:style-name="T66">false</text:span></text:span></text:p>
          </table:table-cell>
          <table:table-cell table:style-name="Table10.C24" office:value-type="string">
            <text:p text:style-name="P111"><text:span text:style-name="Source_20_Text"><text:span text:style-name="T66">❌ false</text:span></text:span></text:p>
          </table:table-cell>
          <table:table-cell table:style-name="Table10.D6" office:value-type="string">
            <text:p text:style-name="P111"><text:span text:style-name="Source_20_Text"><text:span text:style-name="T66">❌ false</text:span></text:span></text:p>
          </table:table-cell>
          <table:table-cell table:style-name="Table10.E24" office:value-type="string">
            <text:p text:style-name="P111"><text:span text:style-name="Source_20_Text"><text:span text:style-name="T66">❌ false</text:span></text:span></text:p>
          </table:table-cell>
          <table:table-cell table:style-name="Table10.F24" office:value-type="string">
            <text:p text:style-name="P111"><text:span text:style-name="Source_20_Text"><text:span text:style-name="T66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{foo: "bar"}</text:span></text:span></text:p>
          </table:table-cell>
          <table:table-cell table:style-name="Table10.B6" office:value-type="string">
            <text:p text:style-name="P110"><text:span text:style-name="Source_20_Text"><text:span text:style-name="T66">{foo: "bar"}</text:span></text:span></text:p>
          </table:table-cell>
          <table:table-cell table:style-name="Table10.C25" office:value-type="string">
            <text:p text:style-name="P111"><text:span text:style-name="Source_20_Text"><text:span text:style-name="T66">❌ false</text:span></text:span></text:p>
          </table:table-cell>
          <table:table-cell table:style-name="Table10.D6" office:value-type="string">
            <text:p text:style-name="P111"><text:span text:style-name="Source_20_Text"><text:span text:style-name="T66">❌ false</text:span></text:span></text:p>
          </table:table-cell>
          <table:table-cell table:style-name="Table10.E25" office:value-type="string">
            <text:p text:style-name="P111"><text:span text:style-name="Source_20_Text"><text:span text:style-name="T66">❌ false</text:span></text:span></text:p>
          </table:table-cell>
          <table:table-cell table:style-name="Table10.F25" office:value-type="string">
            <text:p text:style-name="P111"><text:span text:style-name="Source_20_Text"><text:span text:style-name="T66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new String("foo")</text:span></text:span></text:p>
          </table:table-cell>
          <table:table-cell table:style-name="Table10.B6" office:value-type="string">
            <text:p text:style-name="P110"><text:span text:style-name="Source_20_Text"><text:span text:style-name="T66">new String("foo")</text:span></text:span></text:p>
          </table:table-cell>
          <table:table-cell table:style-name="Table10.C26" office:value-type="string">
            <text:p text:style-name="P111"><text:span text:style-name="Source_20_Text"><text:span text:style-name="T66">❌ false</text:span></text:span></text:p>
          </table:table-cell>
          <table:table-cell table:style-name="Table10.D26" office:value-type="string">
            <text:p text:style-name="P111"><text:span text:style-name="Source_20_Text"><text:span text:style-name="T66">❌ false</text:span></text:span></text:p>
          </table:table-cell>
          <table:table-cell table:style-name="Table10.E26" office:value-type="string">
            <text:p text:style-name="P111"><text:span text:style-name="Source_20_Text"><text:span text:style-name="T66">❌ false</text:span></text:span></text:p>
          </table:table-cell>
          <table:table-cell table:style-name="Table10.F26" office:value-type="string">
            <text:p text:style-name="P111"><text:span text:style-name="Source_20_Text"><text:span text:style-name="T66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0</text:span></text:span></text:p>
          </table:table-cell>
          <table:table-cell table:style-name="Table10.B6" office:value-type="string">
            <text:p text:style-name="P110"><text:span text:style-name="Source_20_Text"><text:span text:style-name="T66">null</text:span></text:span></text:p>
          </table:table-cell>
          <table:table-cell table:style-name="Table10.C27" office:value-type="string">
            <text:p text:style-name="P111"><text:span text:style-name="Source_20_Text"><text:span text:style-name="T66">❌ false</text:span></text:span></text:p>
          </table:table-cell>
          <table:table-cell table:style-name="Table10.D26" office:value-type="string">
            <text:p text:style-name="P111"><text:span text:style-name="Source_20_Text"><text:span text:style-name="T66">❌ false</text:span></text:span></text:p>
          </table:table-cell>
          <table:table-cell table:style-name="Table10.E27" office:value-type="string">
            <text:p text:style-name="P111"><text:span text:style-name="Source_20_Text"><text:span text:style-name="T66">❌ false</text:span></text:span></text:p>
          </table:table-cell>
          <table:table-cell table:style-name="Table10.F27" office:value-type="string">
            <text:p text:style-name="P111"><text:span text:style-name="Source_20_Text"><text:span text:style-name="T66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0</text:span></text:span></text:p>
          </table:table-cell>
          <table:table-cell table:style-name="Table10.B6" office:value-type="string">
            <text:p text:style-name="P110"><text:span text:style-name="Source_20_Text"><text:span text:style-name="T66">NaN</text:span></text:span></text:p>
          </table:table-cell>
          <table:table-cell table:style-name="Table10.C28" office:value-type="string">
            <text:p text:style-name="P111"><text:span text:style-name="Source_20_Text"><text:span text:style-name="T66">❌ false</text:span></text:span></text:p>
          </table:table-cell>
          <table:table-cell table:style-name="Table10.D26" office:value-type="string">
            <text:p text:style-name="P111"><text:span text:style-name="Source_20_Text"><text:span text:style-name="T66">❌ false</text:span></text:span></text:p>
          </table:table-cell>
          <table:table-cell table:style-name="Table10.E28" office:value-type="string">
            <text:p text:style-name="P111"><text:span text:style-name="Source_20_Text"><text:span text:style-name="T66">❌ false</text:span></text:span></text:p>
          </table:table-cell>
          <table:table-cell table:style-name="Table10.F28" office:value-type="string">
            <text:p text:style-name="P111"><text:span text:style-name="Source_20_Text"><text:span text:style-name="T66">❌ false</text:span></text:span></text:p>
          </table:table-cell>
        </table:table-row>
        <table:table-row table:style-name="Table10.29">
          <table:table-cell table:style-name="Table10.A6" office:value-type="string">
            <text:p text:style-name="P110"><text:span text:style-name="Source_20_Text"><text:span text:style-name="T66">"foo"</text:span></text:span></text:p>
          </table:table-cell>
          <table:table-cell table:style-name="Table10.B6" office:value-type="string">
            <text:p text:style-name="P110"><text:span text:style-name="Source_20_Text"><text:span text:style-name="T66">NaN</text:span></text:span></text:p>
          </table:table-cell>
          <table:table-cell table:style-name="Table10.C29" office:value-type="string">
            <text:p text:style-name="P111"><text:span text:style-name="Source_20_Text"><text:span text:style-name="T66">❌ false</text:span></text:span></text:p>
          </table:table-cell>
          <table:table-cell table:style-name="Table10.D26" office:value-type="string">
            <text:p text:style-name="P111"><text:span text:style-name="Source_20_Text"><text:span text:style-name="T66">❌ false</text:span></text:span></text:p>
          </table:table-cell>
          <table:table-cell table:style-name="Table10.E29" office:value-type="string">
            <text:p text:style-name="P111"><text:span text:style-name="Source_20_Text"><text:span text:style-name="T66">❌ false</text:span></text:span></text:p>
          </table:table-cell>
          <table:table-cell table:style-name="Table10.F29" office:value-type="string">
            <text:p text:style-name="P111"><text:span text:style-name="Source_20_Text"><text:span text:style-name="T66">❌ false</text:span></text:span></text:p>
          </table:table-cell>
        </table:table-row>
        <table:table-row>
          <table:table-cell table:style-name="Table10.A30" office:value-type="string">
            <text:p text:style-name="P110"><text:span text:style-name="Source_20_Text"><text:span text:style-name="T66">NaN</text:span></text:span></text:p>
          </table:table-cell>
          <table:table-cell table:style-name="Table10.B30" office:value-type="string">
            <text:p text:style-name="P110"><text:span text:style-name="Source_20_Text"><text:span text:style-name="T66">NaN</text:span></text:span></text:p>
          </table:table-cell>
          <table:table-cell table:style-name="Table10.C30" office:value-type="string">
            <text:p text:style-name="P111"><text:span text:style-name="Source_20_Text"><text:span text:style-name="T66">❌ false</text:span></text:span></text:p>
          </table:table-cell>
          <table:table-cell table:style-name="Table10.D30" office:value-type="string">
            <text:p text:style-name="P111"><text:span text:style-name="Source_20_Text"><text:span text:style-name="T66">❌ false</text:span></text:span></text:p>
          </table:table-cell>
          <table:table-cell table:style-name="Table10.E30" office:value-type="string">
            <text:p text:style-name="P111"><text:span text:style-name="Source_20_Text"><text:span text:style-name="T66">✅ true </text:span></text:span></text:p>
          </table:table-cell>
          <table:table-cell table:style-name="Table10.F30" office:value-type="string">
            <text:p text:style-name="P111"><text:span text:style-name="Source_20_Text"><text:span text:style-name="T66">✅ true </text:span></text:span></text:p>
          </table:table-cell>
        </table:table-row>
      </table:table>
      <text:p text:style-name="P112"><text:soft-page-break/></text:p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113"><text:a xlink:type="simple" xlink:href="https://developer.mozilla.org/en-US/docs/Web/API/Window/structuredClone" text:style-name="Internet_20_link" text:visited-style-name="Visited_20_Internet_20_Link">StructuredClone();</text:a></text:p>
          </table:table-cell>
          <table:table-cell table:style-name="Table9.B1" table:number-columns-spanned="2" office:value-type="string">
            <text:p text:style-name="P113"><text:a xlink:type="simple" xlink:href="https://developer.mozilla.org/en-US/docs/Web/JavaScript/Guide/Data_structures#primitive_values" text:style-name="Internet_20_link" text:visited-style-name="Visited_20_Internet_20_Link">StructuredClone(); Supported types</text:a></text:p>
          </table:table-cell>
          <table:covered-table-cell/>
        </table:table-row>
        <table:table-row>
          <table:table-cell table:style-name="Table9.A2" office:value-type="string">
            <text:p text:style-name="P114"/>
            <text:p text:style-name="P115">Firefox, Firefox for Android 94</text:p>
            <text:p text:style-name="P115">Chrome, Chrome Android, WebView Android 98</text:p>
            <text:p text:style-name="P115">Edge 98</text:p>
            <text:p text:style-name="P115">Opera 84</text:p>
            <text:p text:style-name="P115">Opera Android 68</text:p>
            <text:p text:style-name="P115">Safari, Safari for iOS, WebView on iOS 15.4</text:p>
            <text:p text:style-name="P115">Samsung Internet 18</text:p>
            <text:p text:style-name="P115">Deno 1.14, Node.js 17</text:p>
            <text:p text:style-name="P116">Supported in all major browsers.</text:p>
            <text:p text:style-name="P114"/>
            <text:p text:style-name="P114"/>
            <text:p text:style-name="P114">The structuredClone() <text:span text:style-name="T67">function</text:span> creates a deep clone of a given value using the structured clone algorithm.</text:p>
            <text:p text:style-name="P114"/>
            <text:p text:style-name="P114"/>
            <text:p text:style-name="P117">Usage:</text:p>
            <text:p text:style-name="P117"/>
            <text:p text:style-name="P118"><text:span text:style-name="Source_20_Text"><text:span text:style-name="T68">structuredClone(value)</text:span></text:span></text:p>
            <text:p text:style-name="P119"><text:span text:style-name="Source_20_Text"><text:span text:style-name="T13">structuredClone(value, options)</text:span></text:span></text:p>
            <text:p text:style-name="P120">Options:</text:p>
            <text:p text:style-name="P115"><text:s text:c="2"/>transfer: An array of transferable objects that will be moved rather than cloned to the returned object.</text:p>
            <text:p text:style-name="P114"/>
            <text:p text:style-name="P114"/>
            <text:p text:style-name="P121">Example:</text:p>
            <text:p text:style-name="P122"/>
            <text:p text:style-name="P122">let x = { "a": [1, 2], "b": "lorem ipsum" };</text:p>
            <text:p text:style-name="P122">let y = structuredClone(x);</text:p>
            <text:p text:style-name="P122">console.log(x <text:s text:c="5"/>=== y);<text:span text:style-name="T27"> <text:s text:c="5"/>// false</text:span></text:p>
            <text:p text:style-name="P122">console.log(x.a <text:s text:c="3"/>=== y.a);<text:span text:style-name="T27"> <text:s text:c="3"/>// false</text:span></text:p>
            <text:p text:style-name="P122">console.log(x.a[0] === y.a[0]);<text:span text:style-name="T27"> // true</text:span></text:p>
            <text:p text:style-name="P122">console.log(x.a[1] === y.a[1]);<text:span text:style-name="T27"> // true</text:span></text:p>
            <text:p text:style-name="P122">console.log(x.b <text:s text:c="3"/>=== y.b);<text:span text:style-name="T27"> <text:s text:c="3"/>// true</text:span></text:p>
            <text:p text:style-name="P123"/>
          </table:table-cell>
          <table:table-cell table:style-name="Table9.B2" office:value-type="string">
            <text:p text:style-name="P124"/>
            <text:p text:style-name="P125">Primitive types, except Symbol:</text:p>
            <text:p text:style-name="P124"/>
            <text:p text:style-name="P124">Null</text:p>
            <text:p text:style-name="P124">Undefined</text:p>
            <text:p text:style-name="P124">Boolean</text:p>
            <text:p text:style-name="P124">Number</text:p>
            <text:p text:style-name="P124">BigInt</text:p>
            <text:p text:style-name="P124">String</text:p>
            <text:p text:style-name="P124"/>
            <text:p text:style-name="P125">Object types:</text:p>
            <text:p text:style-name="P125"/>
            <text:p text:style-name="P124">Array</text:p>
            <text:p text:style-name="P124">ArrayBuffer</text:p>
            <text:p text:style-name="P124">Boolean</text:p>
            <text:p text:style-name="P124">DataView</text:p>
            <text:p text:style-name="P124">Date</text:p>
            <text:p text:style-name="P124">Map</text:p>
            <text:p text:style-name="P124">Number</text:p>
            <text:p text:style-name="P124">Object objects: but only plain objects (e.g., from object literals).</text:p>
            <text:p text:style-name="P124">RegExp <text:span text:style-name="T69">(l</text:span>astIndex is not preserved<text:span text:style-name="T69">)</text:span></text:p>
            <text:p text:style-name="P124">Set</text:p>
            <text:p text:style-name="P124">String</text:p>
            <text:p text:style-name="P124">TypedArray</text:p>
            <text:p text:style-name="P124"/>
            <text:p text:style-name="P125">Error objects:</text:p>
            <text:p text:style-name="P125"/>
            <text:p text:style-name="P126">AggregateError <text:span text:style-name="T69">(cloning not supported in every JS interpreter)</text:span></text:p>
            <text:p text:style-name="P124">Error</text:p>
            <text:p text:style-name="P124">EvalError</text:p>
            <text:p text:style-name="P124">RangeError</text:p>
            <text:p text:style-name="P124">ReferenceError</text:p>
            <text:p text:style-name="P124">SyntaxError</text:p>
            <text:p text:style-name="P124">TypeError</text:p>
            <text:p text:style-name="P124">URIError</text:p>
            <text:p text:style-name="P124"/>
          </table:table-cell>
          <table:table-cell table:style-name="Table9.C2" office:value-type="string">
            <text:p text:style-name="P127"/>
            <text:p text:style-name="P127">Web/API types:</text:p>
            <text:p text:style-name="P127"/>
            <text:p text:style-name="P128">AudioData</text:p>
            <text:p text:style-name="P128">Blob</text:p>
            <text:p text:style-name="P128">CropTarget</text:p>
            <text:p text:style-name="P128">CryptoKey</text:p>
            <text:p text:style-name="P128">DOMException: browsers must serialize the properties name and message. Other attributes may also be serialized/cloned.</text:p>
            <text:p text:style-name="P128">DOMMatrix</text:p>
            <text:p text:style-name="P128">DOMMatrixReadOnly</text:p>
            <text:p text:style-name="P128">DOMPoint</text:p>
            <text:p text:style-name="P128">DOMPointReadOnly</text:p>
            <text:p text:style-name="P128">DOMQuad</text:p>
            <text:p text:style-name="P128">DOMRect</text:p>
            <text:p text:style-name="P128">DOMRectReadOnly</text:p>
            <text:p text:style-name="P128">EncodedAudioChunk</text:p>
            <text:p text:style-name="P128">EncodedVideoChunk</text:p>
            <text:p text:style-name="P128">FencedFrameConfig</text:p>
            <text:p text:style-name="P128">File</text:p>
            <text:p text:style-name="P128">FileList</text:p>
            <text:p text:style-name="P128">FileSystemDirectoryHandle</text:p>
            <text:p text:style-name="P128">FileSystemFileHandle</text:p>
            <text:p text:style-name="P128">FileSystemHandle</text:p>
            <text:p text:style-name="P128">GPUCompilationInfo</text:p>
            <text:p text:style-name="P128">GPUCompilationMessage</text:p>
            <text:p text:style-name="P128">GPUPipelineError</text:p>
            <text:p text:style-name="P128">ImageBitmap</text:p>
            <text:p text:style-name="P128">ImageData</text:p>
            <text:p text:style-name="P128">RTCCertificate</text:p>
            <text:p text:style-name="P128">RTCEncodedAudioFrame</text:p>
            <text:p text:style-name="P128">RTCEncodedVideoFrame</text:p>
            <text:p text:style-name="P128">VideoFrame</text:p>
            <text:p text:style-name="P128">WebTransportError</text:p>
          </table:table-cell>
        </table:table-row>
      </table:table>
      <text:p text:style-name="P12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loext:hyphenation-keep-line="false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cm" style:contextual-spacing="false" fo:hyphenation-ladder-count="no-limit" fo:hyphenation-keep="auto" loext:hyphenation-keep-type="column" loext:hyphenation-keep-line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 loext:hyphenation-keep-line="false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 loext:hyphenation-keep-line="false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loext:hyphenation-keep-line="false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loext:hyphenation-keep-line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 fo:hyphenation-keep="auto" loext:hyphenation-keep-type="column" loext:hyphenation-keep-line="false" text:number-lines="false" text:line-number="0">
        <style:tab-stops>
          <style:tab-stop style:position="13.22cm" style:type="center"/>
          <style:tab-stop style:position="26.44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 fo:hyphenation-keep="auto" loext:hyphenation-keep-type="column" loext:hyphenation-keep-line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96bbfe"/>
    </style:style>
    <style:style style:name="MT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1.249cm" fo:margin-bottom="1.249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529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Default_20_Paragraph_20_Font"><text:span text:style-name="MT1"><text:page-number text:select-page="current">0</text:page-number></text:span></text:span><text:span text:style-name="Default_20_Paragraph_20_Font"><text:span text:style-name="MT1"><text:s/>/ </text:span></text:span><text:span text:style-name="Default_20_Paragraph_20_Font"><text:span text:style-name="MT1"><text:page-count>11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2.2$Windows_X86_64 LibreOffice_project/d401f2107ccab8f924a8e2df40f573aab7605b6f</meta:generator>
    <meta:initial-creator>Czigler, Ferenc</meta:initial-creator>
    <meta:creation-date>2018-01-01T17:18:00Z</meta:creation-date>
    <dc:date>2025-11-02T20:50:16.116649200</dc:date>
    <meta:print-date>2025-10-10T15:58:48.703574100</meta:print-date>
    <meta:editing-cycles>418</meta:editing-cycles>
    <meta:editing-duration>PT18H6M39S</meta:editing-duration>
    <meta:printed-by>PDF files</meta:printed-by>
    <meta:document-statistic meta:table-count="11" meta:image-count="0" meta:object-count="0" meta:page-count="11" meta:paragraph-count="818" meta:word-count="2909" meta:character-count="21688" meta:non-whitespace-character-count="19187"/>
    <meta:template xlink:type="simple" xlink:actuate="onRequest" xlink:title="" xlink:href="Normal.dotm"/>
  </office:meta>
</office:document-meta>
</file>